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8.5cm" style:rel-column-width="32767*"/>
    </style:style>
    <style:style style:name="Πίνακας1.B" style:family="table-column">
      <style:table-column-properties style:column-width="8.5cm" style:rel-column-width="32768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B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" style:family="table">
      <style:table-properties style:width="16.993cm" table:align="left"/>
    </style:style>
    <style:style style:name="Πίνακας2.A" style:family="table-column">
      <style:table-column-properties style:column-width="3.205cm"/>
    </style:style>
    <style:style style:name="Πίνακας2.B" style:family="table-column">
      <style:table-column-properties style:column-width="0.998cm"/>
    </style:style>
    <style:style style:name="Πίνακας2.C" style:family="table-column">
      <style:table-column-properties style:column-width="1.462cm"/>
    </style:style>
    <style:style style:name="Πίνακας2.D" style:family="table-column">
      <style:table-column-properties style:column-width="1.889cm"/>
    </style:style>
    <style:style style:name="Πίνακας2.I" style:family="table-column">
      <style:table-column-properties style:column-width="1.882cm"/>
    </style:style>
    <style:style style:name="Πίνακας2.A1" style:family="table-cell">
      <style:table-cell-properties fo:padding="0.097cm" fo:border-left="0.05pt solid #000000" fo:border-right="none" fo:border-top="0.05pt solid #000000" fo:border-bottom="none"/>
    </style:style>
    <style:style style:name="Πίνακας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2.A2" style:family="table-cell">
      <style:table-cell-properties fo:padding="0.097cm" fo:border-left="0.05pt solid #000000" fo:border-right="none" fo:border-top="none" fo:border-bottom="none"/>
    </style:style>
    <style:style style:name="Πίνακας2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2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2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2.A3" style:family="table-cell">
      <style:table-cell-properties fo:padding="0.097cm" fo:border-left="0.05pt solid #000000" fo:border-right="none" fo:border-top="none" fo:border-bottom="0.05pt solid #000000"/>
    </style:style>
    <style:style style:name="Πίνακας2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2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2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6.993cm" table:align="left"/>
    </style:style>
    <style:style style:name="Πίνακας3.A" style:family="table-column">
      <style:table-column-properties style:column-width="3.205cm"/>
    </style:style>
    <style:style style:name="Πίνακας3.B" style:family="table-column">
      <style:table-column-properties style:column-width="0.998cm"/>
    </style:style>
    <style:style style:name="Πίνακας3.C" style:family="table-column">
      <style:table-column-properties style:column-width="1.462cm"/>
    </style:style>
    <style:style style:name="Πίνακας3.D" style:family="table-column">
      <style:table-column-properties style:column-width="1.889cm"/>
    </style:style>
    <style:style style:name="Πίνακας3.I" style:family="table-column">
      <style:table-column-properties style:column-width="1.882cm"/>
    </style:style>
    <style:style style:name="Πίνακας3.A1" style:family="table-cell">
      <style:table-cell-properties fo:padding="0.097cm" fo:border-left="0.05pt solid #000000" fo:border-right="none" fo:border-top="0.05pt solid #000000" fo:border-bottom="none"/>
    </style:style>
    <style:style style:name="Πίνακας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3.A2" style:family="table-cell">
      <style:table-cell-properties fo:padding="0.097cm" fo:border-left="0.05pt solid #000000" fo:border-right="none" fo:border-top="none" fo:border-bottom="none"/>
    </style:style>
    <style:style style:name="Πίνακας3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3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3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3.A3" style:family="table-cell">
      <style:table-cell-properties fo:padding="0.097cm" fo:border-left="0.05pt solid #000000" fo:border-right="none" fo:border-top="none" fo:border-bottom="0.05pt solid #000000"/>
    </style:style>
    <style:style style:name="Πίνακας3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3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3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6.993cm" table:align="left"/>
    </style:style>
    <style:style style:name="Πίνακας4.A" style:family="table-column">
      <style:table-column-properties style:column-width="3.099cm"/>
    </style:style>
    <style:style style:name="Πίνακας4.B" style:family="table-column">
      <style:table-column-properties style:column-width="1.3cm"/>
    </style:style>
    <style:style style:name="Πίνακας4.C" style:family="table-column">
      <style:table-column-properties style:column-width="1.266cm"/>
    </style:style>
    <style:style style:name="Πίνακας4.D" style:family="table-column">
      <style:table-column-properties style:column-width="1.889cm"/>
    </style:style>
    <style:style style:name="Πίνακας4.I" style:family="table-column">
      <style:table-column-properties style:column-width="1.882cm"/>
    </style:style>
    <style:style style:name="Πίνακας4.A1" style:family="table-cell">
      <style:table-cell-properties fo:padding="0.097cm" fo:border-left="0.05pt solid #000000" fo:border-right="none" fo:border-top="0.05pt solid #000000" fo:border-bottom="none"/>
    </style:style>
    <style:style style:name="Πίνακας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4.A2" style:family="table-cell">
      <style:table-cell-properties fo:padding="0.097cm" fo:border-left="0.05pt solid #000000" fo:border-right="none" fo:border-top="none" fo:border-bottom="none"/>
    </style:style>
    <style:style style:name="Πίνακας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4.A3" style:family="table-cell">
      <style:table-cell-properties fo:padding="0.097cm" fo:border-left="0.05pt solid #000000" fo:border-right="none" fo:border-top="none" fo:border-bottom="0.05pt solid #000000"/>
    </style:style>
    <style:style style:name="Πίνακας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6.993cm" table:align="left"/>
    </style:style>
    <style:style style:name="Πίνακας5.A" style:family="table-column">
      <style:table-column-properties style:column-width="2.993cm"/>
    </style:style>
    <style:style style:name="Πίνακας5.B" style:family="table-column">
      <style:table-column-properties style:column-width="1.406cm"/>
    </style:style>
    <style:style style:name="Πίνακας5.C" style:family="table-column">
      <style:table-column-properties style:column-width="1.266cm"/>
    </style:style>
    <style:style style:name="Πίνακας5.D" style:family="table-column">
      <style:table-column-properties style:column-width="1.889cm"/>
    </style:style>
    <style:style style:name="Πίνακας5.I" style:family="table-column">
      <style:table-column-properties style:column-width="1.882cm"/>
    </style:style>
    <style:style style:name="Πίνακας5.A1" style:family="table-cell">
      <style:table-cell-properties fo:padding="0.097cm" fo:border-left="0.05pt solid #000000" fo:border-right="none" fo:border-top="0.05pt solid #000000" fo:border-bottom="none"/>
    </style:style>
    <style:style style:name="Πίνακας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5.A2" style:family="table-cell">
      <style:table-cell-properties fo:padding="0.097cm" fo:border-left="0.05pt solid #000000" fo:border-right="none" fo:border-top="none" fo:border-bottom="none"/>
    </style:style>
    <style:style style:name="Πίνακας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5.A3" style:family="table-cell">
      <style:table-cell-properties fo:padding="0.097cm" fo:border-left="0.05pt solid #000000" fo:border-right="none" fo:border-top="none" fo:border-bottom="0.05pt solid #000000"/>
    </style:style>
    <style:style style:name="Πίνακας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6.993cm" table:align="left"/>
    </style:style>
    <style:style style:name="Πίνακας6.A" style:family="table-column">
      <style:table-column-properties style:column-width="2.993cm"/>
    </style:style>
    <style:style style:name="Πίνακας6.B" style:family="table-column">
      <style:table-column-properties style:column-width="1.406cm"/>
    </style:style>
    <style:style style:name="Πίνακας6.C" style:family="table-column">
      <style:table-column-properties style:column-width="1.603cm"/>
    </style:style>
    <style:style style:name="Πίνακας6.D" style:family="table-column">
      <style:table-column-properties style:column-width="1.552cm"/>
    </style:style>
    <style:style style:name="Πίνακας6.E" style:family="table-column">
      <style:table-column-properties style:column-width="1.889cm"/>
    </style:style>
    <style:style style:name="Πίνακας6.I" style:family="table-column">
      <style:table-column-properties style:column-width="1.882cm"/>
    </style:style>
    <style:style style:name="Πίνακας6.A1" style:family="table-cell">
      <style:table-cell-properties fo:padding="0.097cm" fo:border-left="0.05pt solid #000000" fo:border-right="none" fo:border-top="0.05pt solid #000000" fo:border-bottom="none"/>
    </style:style>
    <style:style style:name="Πίνακας6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6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6.A2" style:family="table-cell">
      <style:table-cell-properties fo:padding="0.097cm" fo:border-left="0.05pt solid #000000" fo:border-right="none" fo:border-top="none" fo:border-bottom="none"/>
    </style:style>
    <style:style style:name="Πίνακας6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6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6.A3" style:family="table-cell">
      <style:table-cell-properties fo:padding="0.097cm" fo:border-left="0.05pt solid #000000" fo:border-right="none" fo:border-top="none" fo:border-bottom="0.05pt solid #000000"/>
    </style:style>
    <style:style style:name="Πίνακας6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6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7" style:family="table">
      <style:table-properties style:width="16.993cm" table:align="left"/>
    </style:style>
    <style:style style:name="Πίνακας7.A" style:family="table-column">
      <style:table-column-properties style:column-width="2.993cm"/>
    </style:style>
    <style:style style:name="Πίνακας7.B" style:family="table-column">
      <style:table-column-properties style:column-width="1.603cm"/>
    </style:style>
    <style:style style:name="Πίνακας7.C" style:family="table-column">
      <style:table-column-properties style:column-width="1.602cm"/>
    </style:style>
    <style:style style:name="Πίνακας7.D" style:family="table-column">
      <style:table-column-properties style:column-width="1.498cm"/>
    </style:style>
    <style:style style:name="Πίνακας7.E" style:family="table-column">
      <style:table-column-properties style:column-width="1.748cm"/>
    </style:style>
    <style:style style:name="Πίνακας7.F" style:family="table-column">
      <style:table-column-properties style:column-width="1.889cm"/>
    </style:style>
    <style:style style:name="Πίνακας7.I" style:family="table-column">
      <style:table-column-properties style:column-width="1.882cm"/>
    </style:style>
    <style:style style:name="Πίνακας7.A1" style:family="table-cell">
      <style:table-cell-properties fo:padding="0.097cm" fo:border-left="0.05pt solid #000000" fo:border-right="none" fo:border-top="0.05pt solid #000000" fo:border-bottom="none"/>
    </style:style>
    <style:style style:name="Πίνακας7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7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7.A2" style:family="table-cell">
      <style:table-cell-properties fo:padding="0.097cm" fo:border-left="0.05pt solid #000000" fo:border-right="none" fo:border-top="none" fo:border-bottom="none"/>
    </style:style>
    <style:style style:name="Πίνακας7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7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7.A3" style:family="table-cell">
      <style:table-cell-properties fo:padding="0.097cm" fo:border-left="0.05pt solid #000000" fo:border-right="none" fo:border-top="none" fo:border-bottom="0.05pt solid #000000"/>
    </style:style>
    <style:style style:name="Πίνακας7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7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8" style:family="table">
      <style:table-properties style:width="16.993cm" table:align="left"/>
    </style:style>
    <style:style style:name="Πίνακας8.A" style:family="table-column">
      <style:table-column-properties style:column-width="2.706cm"/>
    </style:style>
    <style:style style:name="Πίνακας8.B" style:family="table-column">
      <style:table-column-properties style:column-width="1.392cm"/>
    </style:style>
    <style:style style:name="Πίνακας8.C" style:family="table-column">
      <style:table-column-properties style:column-width="1.568cm"/>
    </style:style>
    <style:style style:name="Πίνακας8.D" style:family="table-column">
      <style:table-column-properties style:column-width="1.889cm"/>
    </style:style>
    <style:style style:name="Πίνακας8.I" style:family="table-column">
      <style:table-column-properties style:column-width="1.882cm"/>
    </style:style>
    <style:style style:name="Πίνακας8.A1" style:family="table-cell">
      <style:table-cell-properties fo:padding="0.097cm" fo:border="0.05pt solid #000000"/>
    </style:style>
    <style:style style:name="Πίνακας8.A2" style:family="table-cell">
      <style:table-cell-properties fo:padding="0.097cm" fo:border-left="0.05pt solid #000000" fo:border-right="none" fo:border-top="none" fo:border-bottom="0.05pt solid #000000"/>
    </style:style>
    <style:style style:name="Πίνακας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8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8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" style:family="table">
      <style:table-properties style:width="16.993cm" table:align="left"/>
    </style:style>
    <style:style style:name="Πίνακας9.A" style:family="table-column">
      <style:table-column-properties style:column-width="2.706cm"/>
    </style:style>
    <style:style style:name="Πίνακας9.B" style:family="table-column">
      <style:table-column-properties style:column-width="1.392cm"/>
    </style:style>
    <style:style style:name="Πίνακας9.C" style:family="table-column">
      <style:table-column-properties style:column-width="1.568cm"/>
    </style:style>
    <style:style style:name="Πίνακας9.D" style:family="table-column">
      <style:table-column-properties style:column-width="1.889cm"/>
    </style:style>
    <style:style style:name="Πίνακας9.I" style:family="table-column">
      <style:table-column-properties style:column-width="1.882cm"/>
    </style:style>
    <style:style style:name="Πίνακας9.A1" style:family="table-cell">
      <style:table-cell-properties fo:padding="0.097cm" fo:border="0.05pt solid #000000"/>
    </style:style>
    <style:style style:name="Πίνακας9.A2" style:family="table-cell">
      <style:table-cell-properties fo:padding="0.097cm" fo:border-left="0.05pt solid #000000" fo:border-right="none" fo:border-top="none" fo:border-bottom="0.05pt solid #000000"/>
    </style:style>
    <style:style style:name="Πίνακας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9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9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 officeooo:rsid="000d1a87" officeooo:paragraph-rsid="001a0e1c"/>
    </style:style>
    <style:style style:name="P2" style:family="paragraph" style:parent-style-name="Standard">
      <style:text-properties fo:language="el" fo:country="GR" officeooo:rsid="001878d3" officeooo:paragraph-rsid="001878d3"/>
    </style:style>
    <style:style style:name="P3" style:family="paragraph" style:parent-style-name="Standard">
      <style:text-properties fo:language="el" fo:country="GR" officeooo:rsid="001878d3" officeooo:paragraph-rsid="001adeee"/>
    </style:style>
    <style:style style:name="P4" style:family="paragraph" style:parent-style-name="Standard">
      <style:text-properties fo:language="el" fo:country="GR" officeooo:rsid="001b627d" officeooo:paragraph-rsid="001878d3"/>
    </style:style>
    <style:style style:name="P5" style:family="paragraph" style:parent-style-name="Standard">
      <style:text-properties fo:language="el" fo:country="GR" officeooo:rsid="001b627d" officeooo:paragraph-rsid="001b627d"/>
    </style:style>
    <style:style style:name="P6" style:family="paragraph" style:parent-style-name="Standard">
      <style:text-properties fo:language="el" fo:country="GR" officeooo:rsid="001adeee" officeooo:paragraph-rsid="001adeee"/>
    </style:style>
    <style:style style:name="P7" style:family="paragraph" style:parent-style-name="Standard">
      <style:text-properties fo:language="en" fo:country="US" officeooo:rsid="000d5279" officeooo:paragraph-rsid="001a0e1c"/>
    </style:style>
    <style:style style:name="P8" style:family="paragraph" style:parent-style-name="Standard">
      <style:text-properties fo:language="en" fo:country="US" officeooo:rsid="000eeece" officeooo:paragraph-rsid="001a0e1c"/>
    </style:style>
    <style:style style:name="P9" style:family="paragraph" style:parent-style-name="Standard">
      <style:text-properties fo:language="en" fo:country="US" officeooo:rsid="001097d1" officeooo:paragraph-rsid="001a0e1c"/>
    </style:style>
    <style:style style:name="P10" style:family="paragraph" style:parent-style-name="Standard">
      <style:text-properties fo:language="en" fo:country="US" officeooo:rsid="0012206c" officeooo:paragraph-rsid="001a0e1c"/>
    </style:style>
    <style:style style:name="P11" style:family="paragraph" style:parent-style-name="Standard">
      <style:paragraph-properties fo:text-align="center" style:justify-single-word="false"/>
      <style:text-properties fo:font-size="14pt" fo:language="el" fo:country="GR" officeooo:rsid="001c5012" officeooo:paragraph-rsid="001c501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el" fo:country="GR" officeooo:rsid="001caab6" officeooo:paragraph-rsid="001caab6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officeooo:rsid="001d8dff" officeooo:paragraph-rsid="001d8dff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8dff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9950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4b34f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58309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6effb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e2677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fo:language="en" fo:country="US" officeooo:rsid="00360523" officeooo:paragraph-rsid="00360523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officeooo:paragraph-rsid="002e2677"/>
    </style:style>
    <style:style style:name="P22" style:family="paragraph" style:parent-style-name="Standard">
      <style:text-properties officeooo:paragraph-rsid="002e2677"/>
    </style:style>
    <style:style style:name="P23" style:family="paragraph" style:parent-style-name="Table_20_Contents">
      <style:text-properties officeooo:rsid="001a0e1c" officeooo:paragraph-rsid="001a0e1c"/>
    </style:style>
    <style:style style:name="P24" style:family="paragraph" style:parent-style-name="Table_20_Contents">
      <style:text-properties officeooo:paragraph-rsid="001a0e1c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1d9950" officeooo:paragraph-rsid="001d9950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1d9950" officeooo:paragraph-rsid="0024b34f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1d9950" officeooo:paragraph-rsid="00258309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1d9950" officeooo:paragraph-rsid="0026effb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1d9950" officeooo:paragraph-rsid="002e2677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1d9950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4b34f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58309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6effb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e2677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fo:language="en" fo:country="US" officeooo:rsid="00229c32" officeooo:paragraph-rsid="00229c32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fo:language="en" fo:country="US" officeooo:rsid="00229c32" officeooo:paragraph-rsid="0024b34f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en" fo:country="US" officeooo:rsid="00229c32" officeooo:paragraph-rsid="00258309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fo:language="en" fo:country="US" officeooo:rsid="00229c32" officeooo:paragraph-rsid="0026effb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en" fo:country="US" officeooo:rsid="00229c32" officeooo:paragraph-rsid="002e2677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fo:language="en" fo:country="US" officeooo:rsid="0024b34f" officeooo:paragraph-rsid="0024b34f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fo:language="en" fo:country="US" officeooo:rsid="0024b34f" officeooo:paragraph-rsid="00258309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fo:language="en" fo:country="US" officeooo:rsid="0024b34f" officeooo:paragraph-rsid="0026effb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fo:language="en" fo:country="US" officeooo:rsid="0024b34f" officeooo:paragraph-rsid="002e2677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1d9950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3c8fa4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3cc2ae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3e1afa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3e3ccf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40576f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40f26f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424ffb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441189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4515b3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461f65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47e40e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810b1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c8ac4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4f54b5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54a752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55a2d7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5876cf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5a51a0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5e0449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621808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631f95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649777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64e152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65c9c2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65f9ed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67ab39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6a507b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710326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728be9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76a39c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77297c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78dbc9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7983b3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7b1633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7cfadf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7e1718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7ffb01"/>
    </style:style>
    <style:style style:name="P82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/>
    </style:style>
    <style:style style:name="P83" style:family="paragraph" style:parent-style-name="Table_20_Contents">
      <style:paragraph-properties fo:text-align="start" style:justify-single-word="false"/>
      <style:text-properties officeooo:rsid="007ffb01" officeooo:paragraph-rsid="007ffb01"/>
    </style:style>
    <style:style style:name="P84" style:family="paragraph" style:parent-style-name="Table_20_Contents">
      <style:paragraph-properties fo:text-align="start" style:justify-single-word="false"/>
      <style:text-properties officeooo:rsid="007ffb01" officeooo:paragraph-rsid="00ac0529"/>
    </style:style>
    <style:style style:name="P85" style:family="paragraph" style:parent-style-name="Table_20_Contents">
      <style:paragraph-properties fo:text-align="center" style:justify-single-word="false"/>
      <style:text-properties officeooo:rsid="007ffb01" officeooo:paragraph-rsid="007ffb01"/>
    </style:style>
    <style:style style:name="P86" style:family="paragraph" style:parent-style-name="Table_20_Contents">
      <style:paragraph-properties fo:text-align="start" style:justify-single-word="false"/>
      <style:text-properties officeooo:rsid="008111a8" officeooo:paragraph-rsid="008111a8"/>
    </style:style>
    <style:style style:name="P87" style:family="paragraph" style:parent-style-name="Table_20_Contents">
      <style:paragraph-properties fo:text-align="start" style:justify-single-word="false"/>
      <style:text-properties officeooo:rsid="00819024" officeooo:paragraph-rsid="00819024"/>
    </style:style>
    <style:style style:name="P88" style:family="paragraph" style:parent-style-name="Table_20_Contents">
      <style:paragraph-properties fo:text-align="start" style:justify-single-word="false"/>
      <style:text-properties officeooo:rsid="00828e32" officeooo:paragraph-rsid="00828e32"/>
    </style:style>
    <style:style style:name="P89" style:family="paragraph" style:parent-style-name="Table_20_Contents">
      <style:paragraph-properties fo:text-align="start" style:justify-single-word="false"/>
      <style:text-properties officeooo:rsid="0083bc2f" officeooo:paragraph-rsid="0083bc2f"/>
    </style:style>
    <style:style style:name="P90" style:family="paragraph" style:parent-style-name="Table_20_Contents">
      <style:paragraph-properties fo:text-align="start" style:justify-single-word="false"/>
      <style:text-properties officeooo:rsid="0084e73f" officeooo:paragraph-rsid="0084e73f"/>
    </style:style>
    <style:style style:name="P91" style:family="paragraph" style:parent-style-name="Table_20_Contents">
      <style:paragraph-properties fo:text-align="start" style:justify-single-word="false"/>
      <style:text-properties officeooo:rsid="0085642c" officeooo:paragraph-rsid="0085642c"/>
    </style:style>
    <style:style style:name="P92" style:family="paragraph" style:parent-style-name="Table_20_Contents">
      <style:paragraph-properties fo:text-align="start" style:justify-single-word="false"/>
      <style:text-properties officeooo:rsid="0086b0c4" officeooo:paragraph-rsid="0086b0c4"/>
    </style:style>
    <style:style style:name="P93" style:family="paragraph" style:parent-style-name="Table_20_Contents">
      <style:paragraph-properties fo:text-align="start" style:justify-single-word="false"/>
      <style:text-properties officeooo:rsid="00887a9f" officeooo:paragraph-rsid="00887a9f"/>
    </style:style>
    <style:style style:name="P94" style:family="paragraph" style:parent-style-name="Table_20_Contents">
      <style:paragraph-properties fo:text-align="start" style:justify-single-word="false"/>
      <style:text-properties officeooo:rsid="008b089f" officeooo:paragraph-rsid="008b089f"/>
    </style:style>
    <style:style style:name="P95" style:family="paragraph" style:parent-style-name="Table_20_Contents">
      <style:paragraph-properties fo:text-align="start" style:justify-single-word="false"/>
      <style:text-properties officeooo:rsid="008c1266" officeooo:paragraph-rsid="008c1266"/>
    </style:style>
    <style:style style:name="P96" style:family="paragraph" style:parent-style-name="Table_20_Contents">
      <style:paragraph-properties fo:text-align="start" style:justify-single-word="false"/>
      <style:text-properties officeooo:rsid="008d5da8" officeooo:paragraph-rsid="008d5da8"/>
    </style:style>
    <style:style style:name="P97" style:family="paragraph" style:parent-style-name="Table_20_Contents">
      <style:paragraph-properties fo:text-align="start" style:justify-single-word="false"/>
      <style:text-properties officeooo:rsid="008dfb43" officeooo:paragraph-rsid="008dfb43"/>
    </style:style>
    <style:style style:name="P98" style:family="paragraph" style:parent-style-name="Table_20_Contents">
      <style:paragraph-properties fo:text-align="start" style:justify-single-word="false"/>
      <style:text-properties officeooo:rsid="008fc8f4" officeooo:paragraph-rsid="008fc8f4"/>
    </style:style>
    <style:style style:name="P99" style:family="paragraph" style:parent-style-name="Table_20_Contents">
      <style:paragraph-properties fo:text-align="start" style:justify-single-word="false"/>
      <style:text-properties officeooo:rsid="009082b0" officeooo:paragraph-rsid="009082b0"/>
    </style:style>
    <style:style style:name="P100" style:family="paragraph" style:parent-style-name="Table_20_Contents">
      <style:paragraph-properties fo:text-align="start" style:justify-single-word="false"/>
      <style:text-properties officeooo:rsid="0092415c" officeooo:paragraph-rsid="0092415c"/>
    </style:style>
    <style:style style:name="P101" style:family="paragraph" style:parent-style-name="Table_20_Contents">
      <style:paragraph-properties fo:text-align="start" style:justify-single-word="false"/>
      <style:text-properties officeooo:rsid="0092a433" officeooo:paragraph-rsid="0092a433"/>
    </style:style>
    <style:style style:name="P102" style:family="paragraph" style:parent-style-name="Table_20_Contents">
      <style:paragraph-properties fo:text-align="start" style:justify-single-word="false"/>
      <style:text-properties officeooo:rsid="00945e5d" officeooo:paragraph-rsid="00945e5d"/>
    </style:style>
    <style:style style:name="P103" style:family="paragraph" style:parent-style-name="Table_20_Contents">
      <style:paragraph-properties fo:text-align="start" style:justify-single-word="false"/>
      <style:text-properties officeooo:rsid="0095327e" officeooo:paragraph-rsid="0095327e"/>
    </style:style>
    <style:style style:name="P104" style:family="paragraph" style:parent-style-name="Table_20_Contents">
      <style:paragraph-properties fo:text-align="start" style:justify-single-word="false"/>
      <style:text-properties officeooo:rsid="00966931" officeooo:paragraph-rsid="00966931"/>
    </style:style>
    <style:style style:name="P105" style:family="paragraph" style:parent-style-name="Table_20_Contents">
      <style:paragraph-properties fo:text-align="start" style:justify-single-word="false"/>
      <style:text-properties officeooo:rsid="0097ff39" officeooo:paragraph-rsid="0097ff39"/>
    </style:style>
    <style:style style:name="P106" style:family="paragraph" style:parent-style-name="Table_20_Contents">
      <style:paragraph-properties fo:text-align="start" style:justify-single-word="false"/>
      <style:text-properties officeooo:rsid="009896a7" officeooo:paragraph-rsid="009896a7"/>
    </style:style>
    <style:style style:name="P107" style:family="paragraph" style:parent-style-name="Table_20_Contents">
      <style:paragraph-properties fo:text-align="start" style:justify-single-word="false"/>
      <style:text-properties officeooo:rsid="00989767" officeooo:paragraph-rsid="00989767"/>
    </style:style>
    <style:style style:name="P108" style:family="paragraph" style:parent-style-name="Table_20_Contents">
      <style:paragraph-properties fo:text-align="start" style:justify-single-word="false"/>
      <style:text-properties officeooo:rsid="0098ed38" officeooo:paragraph-rsid="0098ed38"/>
    </style:style>
    <style:style style:name="P109" style:family="paragraph" style:parent-style-name="Table_20_Contents">
      <style:paragraph-properties fo:text-align="start" style:justify-single-word="false"/>
      <style:text-properties officeooo:rsid="009a2922" officeooo:paragraph-rsid="009a2922"/>
    </style:style>
    <style:style style:name="P110" style:family="paragraph" style:parent-style-name="Table_20_Contents">
      <style:paragraph-properties fo:text-align="start" style:justify-single-word="false"/>
      <style:text-properties officeooo:rsid="009ac054" officeooo:paragraph-rsid="009ac054"/>
    </style:style>
    <style:style style:name="P111" style:family="paragraph" style:parent-style-name="Table_20_Contents">
      <style:paragraph-properties fo:text-align="start" style:justify-single-word="false"/>
      <style:text-properties officeooo:rsid="009b1341" officeooo:paragraph-rsid="009b1341"/>
    </style:style>
    <style:style style:name="P112" style:family="paragraph" style:parent-style-name="Table_20_Contents">
      <style:paragraph-properties fo:text-align="start" style:justify-single-word="false"/>
      <style:text-properties officeooo:rsid="009cc383" officeooo:paragraph-rsid="009cc383"/>
    </style:style>
    <style:style style:name="P113" style:family="paragraph" style:parent-style-name="Table_20_Contents">
      <style:paragraph-properties fo:text-align="start" style:justify-single-word="false"/>
      <style:text-properties officeooo:rsid="009d0c10" officeooo:paragraph-rsid="009d0c10"/>
    </style:style>
    <style:style style:name="P114" style:family="paragraph" style:parent-style-name="Table_20_Contents">
      <style:paragraph-properties fo:text-align="start" style:justify-single-word="false"/>
      <style:text-properties officeooo:rsid="009dd121" officeooo:paragraph-rsid="009dd121"/>
    </style:style>
    <style:style style:name="P115" style:family="paragraph" style:parent-style-name="Table_20_Contents">
      <style:paragraph-properties fo:text-align="start" style:justify-single-word="false"/>
      <style:text-properties officeooo:rsid="009ed499" officeooo:paragraph-rsid="009ed499"/>
    </style:style>
    <style:style style:name="P116" style:family="paragraph" style:parent-style-name="Table_20_Contents">
      <style:paragraph-properties fo:text-align="start" style:justify-single-word="false"/>
      <style:text-properties officeooo:rsid="00a00c2c" officeooo:paragraph-rsid="00a00c2c"/>
    </style:style>
    <style:style style:name="P117" style:family="paragraph" style:parent-style-name="Table_20_Contents">
      <style:paragraph-properties fo:text-align="start" style:justify-single-word="false"/>
      <style:text-properties officeooo:rsid="00a18a2a" officeooo:paragraph-rsid="00a18a2a"/>
    </style:style>
    <style:style style:name="P118" style:family="paragraph" style:parent-style-name="Table_20_Contents">
      <style:paragraph-properties fo:text-align="start" style:justify-single-word="false"/>
      <style:text-properties officeooo:rsid="00a1b780" officeooo:paragraph-rsid="00a1b780"/>
    </style:style>
    <style:style style:name="P119" style:family="paragraph" style:parent-style-name="Table_20_Contents">
      <style:paragraph-properties fo:text-align="start" style:justify-single-word="false"/>
      <style:text-properties officeooo:rsid="00a30dd0" officeooo:paragraph-rsid="00a30dd0"/>
    </style:style>
    <style:style style:name="P120" style:family="paragraph" style:parent-style-name="Table_20_Contents">
      <style:paragraph-properties fo:text-align="start" style:justify-single-word="false"/>
      <style:text-properties officeooo:rsid="00a3418c" officeooo:paragraph-rsid="00a3418c"/>
    </style:style>
    <style:style style:name="P121" style:family="paragraph" style:parent-style-name="Table_20_Contents">
      <style:paragraph-properties fo:text-align="start" style:justify-single-word="false"/>
      <style:text-properties officeooo:rsid="00a45f6d" officeooo:paragraph-rsid="00a45f6d"/>
    </style:style>
    <style:style style:name="P122" style:family="paragraph" style:parent-style-name="Table_20_Contents">
      <style:paragraph-properties fo:text-align="start" style:justify-single-word="false"/>
      <style:text-properties officeooo:rsid="00a751da" officeooo:paragraph-rsid="00a751da"/>
    </style:style>
    <style:style style:name="P123" style:family="paragraph" style:parent-style-name="Table_20_Contents">
      <style:paragraph-properties fo:text-align="start" style:justify-single-word="false"/>
      <style:text-properties officeooo:rsid="00a79b74" officeooo:paragraph-rsid="00a79b74"/>
    </style:style>
    <style:style style:name="P124" style:family="paragraph" style:parent-style-name="Table_20_Contents">
      <style:paragraph-properties fo:text-align="start" style:justify-single-word="false"/>
      <style:text-properties officeooo:rsid="00a8c0e1" officeooo:paragraph-rsid="00a8c0e1"/>
    </style:style>
    <style:style style:name="P125" style:family="paragraph" style:parent-style-name="Table_20_Contents">
      <style:paragraph-properties fo:text-align="start" style:justify-single-word="false"/>
      <style:text-properties officeooo:rsid="00aa6cfb" officeooo:paragraph-rsid="00aa6cfb"/>
    </style:style>
    <style:style style:name="P126" style:family="paragraph" style:parent-style-name="Table_20_Contents">
      <style:paragraph-properties fo:text-align="start" style:justify-single-word="false"/>
      <style:text-properties officeooo:rsid="00aba32b" officeooo:paragraph-rsid="00aba32b"/>
    </style:style>
    <style:style style:name="P127" style:family="paragraph" style:parent-style-name="Table_20_Contents">
      <style:paragraph-properties fo:text-align="center" style:justify-single-word="false"/>
      <style:text-properties officeooo:rsid="00ac0529" officeooo:paragraph-rsid="00ac0529"/>
    </style:style>
    <style:style style:name="P128" style:family="paragraph" style:parent-style-name="Table_20_Contents">
      <style:paragraph-properties fo:text-align="start" style:justify-single-word="false"/>
      <style:text-properties officeooo:rsid="00aec576" officeooo:paragraph-rsid="00aec576"/>
    </style:style>
    <style:style style:name="P129" style:family="paragraph" style:parent-style-name="Table_20_Contents">
      <style:paragraph-properties fo:text-align="start" style:justify-single-word="false"/>
      <style:text-properties officeooo:rsid="00afd344" officeooo:paragraph-rsid="00afd344"/>
    </style:style>
    <style:style style:name="P130" style:family="paragraph" style:parent-style-name="Table_20_Contents">
      <style:paragraph-properties fo:text-align="start" style:justify-single-word="false"/>
      <style:text-properties officeooo:rsid="00b0980a" officeooo:paragraph-rsid="00b0980a"/>
    </style:style>
    <style:style style:name="P131" style:family="paragraph" style:parent-style-name="Table_20_Contents">
      <style:paragraph-properties fo:text-align="start" style:justify-single-word="false"/>
      <style:text-properties officeooo:rsid="00b23c41" officeooo:paragraph-rsid="00b23c41"/>
    </style:style>
    <style:style style:name="P132" style:family="paragraph" style:parent-style-name="Table_20_Contents">
      <style:paragraph-properties fo:text-align="start" style:justify-single-word="false"/>
      <style:text-properties officeooo:rsid="00b34ef4" officeooo:paragraph-rsid="00b34ef4"/>
    </style:style>
    <style:style style:name="P133" style:family="paragraph" style:parent-style-name="Table_20_Contents">
      <style:paragraph-properties fo:text-align="start" style:justify-single-word="false"/>
      <style:text-properties officeooo:rsid="00b3c1c3" officeooo:paragraph-rsid="00b3c1c3"/>
    </style:style>
    <style:style style:name="P134" style:family="paragraph" style:parent-style-name="Table_20_Contents">
      <style:paragraph-properties fo:text-align="start" style:justify-single-word="false"/>
      <style:text-properties officeooo:rsid="00b4c3bf" officeooo:paragraph-rsid="00b4c3bf"/>
    </style:style>
    <style:style style:name="P135" style:family="paragraph" style:parent-style-name="Table_20_Contents">
      <style:paragraph-properties fo:text-align="start" style:justify-single-word="false"/>
      <style:text-properties officeooo:rsid="00b51cc9" officeooo:paragraph-rsid="00b51cc9"/>
    </style:style>
    <style:style style:name="P136" style:family="paragraph" style:parent-style-name="Table_20_Contents">
      <style:paragraph-properties fo:text-align="start" style:justify-single-word="false"/>
      <style:text-properties officeooo:rsid="00b63d97" officeooo:paragraph-rsid="00b63d97"/>
    </style:style>
    <style:style style:name="P137" style:family="paragraph" style:parent-style-name="Table_20_Contents">
      <style:paragraph-properties fo:text-align="start" style:justify-single-word="false"/>
      <style:text-properties officeooo:rsid="00b65b36" officeooo:paragraph-rsid="00b65b36"/>
    </style:style>
    <style:style style:name="P138" style:family="paragraph" style:parent-style-name="Table_20_Contents">
      <style:paragraph-properties fo:text-align="start" style:justify-single-word="false"/>
      <style:text-properties officeooo:rsid="00b670e0" officeooo:paragraph-rsid="00b670e0"/>
    </style:style>
    <style:style style:name="P139" style:family="paragraph" style:parent-style-name="Table_20_Contents">
      <style:paragraph-properties fo:text-align="start" style:justify-single-word="false"/>
      <style:text-properties officeooo:rsid="00b79091" officeooo:paragraph-rsid="00b79091"/>
    </style:style>
    <style:style style:name="P140" style:family="paragraph" style:parent-style-name="Table_20_Contents">
      <style:paragraph-properties fo:text-align="start" style:justify-single-word="false"/>
      <style:text-properties officeooo:rsid="00b8e766" officeooo:paragraph-rsid="00b8e766"/>
    </style:style>
    <style:style style:name="P141" style:family="paragraph" style:parent-style-name="Table_20_Contents">
      <style:paragraph-properties fo:text-align="start" style:justify-single-word="false"/>
      <style:text-properties officeooo:rsid="00ba35cc" officeooo:paragraph-rsid="00ba35cc"/>
    </style:style>
    <style:style style:name="P142" style:family="paragraph" style:parent-style-name="Table_20_Contents">
      <style:paragraph-properties fo:text-align="start" style:justify-single-word="false"/>
      <style:text-properties officeooo:rsid="00ba9840" officeooo:paragraph-rsid="00ba9840"/>
    </style:style>
    <style:style style:name="P143" style:family="paragraph" style:parent-style-name="Table_20_Contents">
      <style:paragraph-properties fo:text-align="start" style:justify-single-word="false"/>
      <style:text-properties officeooo:rsid="00bb29f3" officeooo:paragraph-rsid="00bb29f3"/>
    </style:style>
    <style:style style:name="P144" style:family="paragraph" style:parent-style-name="Standard">
      <style:paragraph-properties fo:text-align="center" style:justify-single-word="false"/>
      <style:text-properties fo:font-size="14pt" fo:language="el" fo:country="GR" officeooo:rsid="001d8dff" officeooo:paragraph-rsid="001d8dff" style:font-size-asian="14pt" style:font-size-complex="14pt"/>
    </style:style>
    <style:style style:name="P145" style:family="paragraph" style:parent-style-name="Standard">
      <style:paragraph-properties fo:text-align="start" style:justify-single-word="false"/>
      <style:text-properties fo:font-size="12pt" fo:language="el" fo:country="GR" officeooo:rsid="001d8dff" officeooo:paragraph-rsid="001d8dff" style:font-size-asian="10.5pt" style:font-size-complex="12pt"/>
    </style:style>
    <style:style style:name="P146" style:family="paragraph" style:parent-style-name="Standard">
      <style:paragraph-properties fo:text-align="center" style:justify-single-word="false"/>
      <style:text-properties officeooo:paragraph-rsid="002e2677"/>
    </style:style>
    <style:style style:name="P147" style:family="paragraph" style:parent-style-name="Standard">
      <style:paragraph-properties fo:text-align="center" style:justify-single-word="false"/>
      <style:text-properties officeooo:paragraph-rsid="00ac0529"/>
    </style:style>
    <style:style style:name="P148" style:family="paragraph" style:parent-style-name="Standard">
      <style:paragraph-properties fo:text-align="start" style:justify-single-word="false"/>
      <style:text-properties officeooo:rsid="007ffb01" officeooo:paragraph-rsid="007ffb01"/>
    </style:style>
    <style:style style:name="P149" style:family="paragraph" style:parent-style-name="Standard">
      <style:paragraph-properties fo:text-align="start" style:justify-single-word="false"/>
      <style:text-properties officeooo:rsid="00bd5c51" officeooo:paragraph-rsid="00bd5c5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5279"/>
    </style:style>
    <style:style style:name="T3" style:family="text">
      <style:text-properties fo:language="en" fo:country="US" officeooo:rsid="001097d1"/>
    </style:style>
    <style:style style:name="T4" style:family="text">
      <style:text-properties fo:language="en" fo:country="US" officeooo:rsid="00111982"/>
    </style:style>
    <style:style style:name="T5" style:family="text">
      <style:text-properties fo:language="en" fo:country="US" officeooo:rsid="001a0e1c"/>
    </style:style>
    <style:style style:name="T6" style:family="text">
      <style:text-properties fo:language="en" fo:country="US" officeooo:rsid="001adeee"/>
    </style:style>
    <style:style style:name="T7" style:family="text">
      <style:text-properties fo:language="en" fo:country="US" officeooo:rsid="001d8dff"/>
    </style:style>
    <style:style style:name="T8" style:family="text">
      <style:text-properties fo:language="en" fo:country="US" officeooo:rsid="00229c32"/>
    </style:style>
    <style:style style:name="T9" style:family="text">
      <style:text-properties fo:language="en" fo:country="US" officeooo:rsid="0024b34f"/>
    </style:style>
    <style:style style:name="T10" style:family="text">
      <style:text-properties fo:language="en" fo:country="US" officeooo:rsid="0025ed83"/>
    </style:style>
    <style:style style:name="T11" style:family="text">
      <style:text-properties fo:language="en" fo:country="US" officeooo:rsid="002d7b82"/>
    </style:style>
    <style:style style:name="T12" style:family="text">
      <style:text-properties fo:language="en" fo:country="US" officeooo:rsid="00342a2e"/>
    </style:style>
    <style:style style:name="T13" style:family="text">
      <style:text-properties fo:language="en" fo:country="US" officeooo:rsid="0037b608"/>
    </style:style>
    <style:style style:name="T14" style:family="text">
      <style:text-properties fo:language="el" fo:country="GR"/>
    </style:style>
    <style:style style:name="T15" style:family="text">
      <style:text-properties fo:language="el" fo:country="GR" officeooo:rsid="0037b608"/>
    </style:style>
    <style:style style:name="T16" style:family="text">
      <style:text-properties officeooo:rsid="000d5279"/>
    </style:style>
    <style:style style:name="T17" style:family="text">
      <style:text-properties officeooo:rsid="001a0e1c"/>
    </style:style>
    <style:style style:name="T18" style:family="text">
      <style:text-properties officeooo:rsid="001adeee"/>
    </style:style>
    <style:style style:name="T19" style:family="text">
      <style:text-properties officeooo:rsid="001d8dff"/>
    </style:style>
    <style:style style:name="T20" style:family="text">
      <style:text-properties officeooo:rsid="0024b34f"/>
    </style:style>
    <style:style style:name="T21" style:family="text">
      <style:text-properties officeooo:rsid="0025ed83"/>
    </style:style>
    <style:style style:name="T22" style:family="text">
      <style:text-properties officeooo:rsid="0027d05f"/>
    </style:style>
    <style:style style:name="T23" style:family="text">
      <style:text-properties officeooo:rsid="00290ede"/>
    </style:style>
    <style:style style:name="T24" style:family="text">
      <style:text-properties officeooo:rsid="00294e0d"/>
    </style:style>
    <style:style style:name="T25" style:family="text">
      <style:text-properties officeooo:rsid="002b1a51"/>
    </style:style>
    <style:style style:name="T26" style:family="text">
      <style:text-properties officeooo:rsid="002bbead"/>
    </style:style>
    <style:style style:name="T27" style:family="text">
      <style:text-properties officeooo:rsid="00301b4e"/>
    </style:style>
    <style:style style:name="T28" style:family="text">
      <style:text-properties officeooo:rsid="00315ed2"/>
    </style:style>
    <style:style style:name="T29" style:family="text">
      <style:text-properties officeooo:rsid="0032f575"/>
    </style:style>
    <style:style style:name="T30" style:family="text">
      <style:text-properties officeooo:rsid="0037b608"/>
    </style:style>
    <style:style style:name="T31" style:family="text">
      <style:text-properties officeooo:rsid="003c8fa4"/>
    </style:style>
    <style:style style:name="T32" style:family="text">
      <style:text-properties officeooo:rsid="004c8ac4"/>
    </style:style>
    <style:style style:name="T33" style:family="text">
      <style:text-properties officeooo:rsid="0050d7e1"/>
    </style:style>
    <style:style style:name="T34" style:family="text">
      <style:text-properties officeooo:rsid="005197f3"/>
    </style:style>
    <style:style style:name="T35" style:family="text">
      <style:text-properties officeooo:rsid="005257ac"/>
    </style:style>
    <style:style style:name="T36" style:family="text">
      <style:text-properties officeooo:rsid="005b4aea"/>
    </style:style>
    <style:style style:name="T37" style:family="text">
      <style:text-properties officeooo:rsid="005e4c0a"/>
    </style:style>
    <style:style style:name="T38" style:family="text">
      <style:text-properties officeooo:rsid="005f1845"/>
    </style:style>
    <style:style style:name="T39" style:family="text">
      <style:text-properties officeooo:rsid="005f7827"/>
    </style:style>
    <style:style style:name="T40" style:family="text">
      <style:text-properties officeooo:rsid="0060a24e"/>
    </style:style>
    <style:style style:name="T41" style:family="text">
      <style:text-properties officeooo:rsid="00612106"/>
    </style:style>
    <style:style style:name="T42" style:family="text">
      <style:text-properties officeooo:rsid="006deafe"/>
    </style:style>
    <style:style style:name="T43" style:family="text">
      <style:text-properties officeooo:rsid="00744dc0"/>
    </style:style>
    <style:style style:name="T44" style:family="text">
      <style:text-properties officeooo:rsid="0075466b"/>
    </style:style>
    <style:style style:name="T45" style:family="text">
      <style:text-properties officeooo:rsid="00898ec5"/>
    </style:style>
    <style:style style:name="T46" style:family="text">
      <style:text-properties officeooo:rsid="00a55776"/>
    </style: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7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ΙΙ. Ακολουθιακό Πρόγραμμα</text:p>
      <text:p text:style-name="P3"/>
      <text:p text:style-name="P3">Αρχικά, το ακολουθιακό πρόβλημα τρέχει για <text:span text:style-name="T1">0.875 </text:span>δευτερόλεπτα για το μέγεθος πίνακα 840<text:span text:style-name="T1">x840</text:span>. Μεταφέροντας το σώμα της συνάρτησης <text:span text:style-name="T1">one_jacobi_iteration </text:span>στο εσωτερικό του βρόχου <text:span text:style-name="T1">while, </text:span>και μεταφέροντας τον υπολογισμό των <text:span text:style-name="T1">cx, cy, cc </text:span><text:span text:style-name="T17">ακριβώς έξω από αυτόν, </text:span>παίρνουμε <text:span text:style-name="T17">χρόνο 0.838 δευτερολέπτων. Άλλος περιττός επαναϋπολογισμός είναι αυτός των </text:span><text:span text:style-name="T5">fX^2, fY^2 </text:span><text:span text:style-name="T17">και </text:span><text:span text:style-name="T5">f. </text:span><text:span text:style-name="T17">Η βελτιστοποίηση που επιλέξαμε ήταν η εξής:</text:span> <text:span text:style-name="T1"><text:s/></text:span><text:span text:style-name="T17">κρατήσαμε τα </text:span><text:span text:style-name="T5">fX^2 </text:span><text:span text:style-name="T17">και </text:span><text:span text:style-name="T5">fY^2 </text:span><text:span text:style-name="T17">σε δύο διανύσματα μήκους 1</text:span><text:span text:style-name="T5">xn </text:span><text:span text:style-name="T17">και 1</text:span><text:span text:style-name="T5">xm </text:span><text:span text:style-name="T17">αντίστοιχα. Ιδανικά, θα θέλαμε να κρατούσαμε το </text:span><text:span text:style-name="T5">f </text:span><text:span text:style-name="T17">για κάθε θέση του </text:span><text:span text:style-name="T5">nxm </text:span><text:span text:style-name="T17">πίνακα, όμως αυτό είναι ασύμφορο από πλευράς μνήμης, αφού χρειάζεται ένας ακόμη </text:span><text:span text:style-name="T5">nxm </text:span><text:span text:style-name="T17">πίνακας και αυτό είναι αδύνατον να συμβεί για το μεγαλύτερο μέγεθος προβλήματος. Μόνο με τα δύο διανύσματα αυτά πετυχαίνουμε και πάλι εξαιρετική μείωση στην απόδοση. Η αρχικοποίησή τους και η πρώτη επανάληψη της </text:span><text:span text:style-name="T6">Jacobi SOR </text:span><text:span text:style-name="T18">γίνονται ταυτόχρονα. Κατόπιν, ο βρόχος </text:span><text:span text:style-name="T6">while </text:span><text:span text:style-name="T18">κάνει 39 επαναλήψεις, στις οποίες χρησιμοποιούνται τα στοιχεία από τα διανύσματα </text:span><text:span text:style-name="T6">fXsquared </text:span><text:span text:style-name="T18">και </text:span><text:span text:style-name="T6">fYsquared</text:span><text:span text:style-name="T18">.</text:span></text:p>
      <text:p text:style-name="P3"/>
      <text:p text:style-name="P6">Οι χρόνοι για όλα τα μεγέθη προβλήματος ακολουθούν:</text:p>
      <text:p text:style-name="P2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23">Μέγεθος Προβλήματος</text:p>
          </table:table-cell>
          <table:table-cell table:style-name="Πίνακας1.B1" office:value-type="string">
            <text:p text:style-name="P23">Χρόνος</text:p>
          </table:table-cell>
        </table:table-row>
        <table:table-row>
          <table:table-cell table:style-name="Πίνακας1.A2" office:value-type="string">
            <text:p text:style-name="P1"><text:span text:style-name="T16">840</text:span><text:span text:style-name="T2">x840</text:span></text:p>
          </table:table-cell>
          <table:table-cell table:style-name="Πίνακας1.B2" office:value-type="string">
            <text:p text:style-name="P24"><text:span text:style-name="T2">0.486 </text:span><text:span text:style-name="T5">sec</text:span></text:p>
          </table:table-cell>
        </table:table-row>
        <table:table-row>
          <table:table-cell table:style-name="Πίνακας1.A2" office:value-type="string">
            <text:p text:style-name="P7">1680x1680</text:p>
          </table:table-cell>
          <table:table-cell table:style-name="Πίνακας1.B2" office:value-type="string">
            <text:p text:style-name="P7">1.802 sec</text:p>
          </table:table-cell>
        </table:table-row>
        <table:table-row>
          <table:table-cell table:style-name="Πίνακας1.A2" office:value-type="string">
            <text:p text:style-name="P7">3360x3360</text:p>
          </table:table-cell>
          <table:table-cell table:style-name="Πίνακας1.B2" office:value-type="string">
            <text:p text:style-name="P7">7.064 sec</text:p>
          </table:table-cell>
        </table:table-row>
        <table:table-row>
          <table:table-cell table:style-name="Πίνακας1.A2" office:value-type="string">
            <text:p text:style-name="P8">6720x6720</text:p>
          </table:table-cell>
          <table:table-cell table:style-name="Πίνακας1.B2" office:value-type="string">
            <text:p text:style-name="P8">28.085 sec</text:p>
          </table:table-cell>
        </table:table-row>
        <table:table-row>
          <table:table-cell table:style-name="Πίνακας1.A2" office:value-type="string">
            <text:p text:style-name="P9">13440x13440</text:p>
          </table:table-cell>
          <table:table-cell table:style-name="Πίνακας1.B2" office:value-type="string">
            <text:p text:style-name="P1"><text:span text:style-name="T4">112.305</text:span><text:span text:style-name="T3"> sec</text:span></text:p>
          </table:table-cell>
        </table:table-row>
        <table:table-row>
          <table:table-cell table:style-name="Πίνακας1.A2" office:value-type="string">
            <text:p text:style-name="P10">26880x26880</text:p>
          </table:table-cell>
          <table:table-cell table:style-name="Πίνακας1.B2" office:value-type="string">
            <text:p text:style-name="P10">449.683 sec</text:p>
          </table:table-cell>
        </table:table-row>
      </table:table>
      <text:p text:style-name="P4"/>
      <text:p text:style-name="P5">Δοκιμάσαμε ο υπολογισμός της <text:span text:style-name="T1">f </text:span>να μην ανατίθεται σε ενδιάμεση μεταβλητή, και αντί αυτού να γίνεται μέσα στον υπολογισμό της <text:span text:style-name="T1">updateVal. </text:span>Για το μικρότερο μέγεθος πίνακα είχαμε αύξηση από τα <text:span text:style-name="T1">0.486 </text:span>στα <text:span text:style-name="T1">0.504 </text:span>δευτερόλεπτα, επομένως δεν συνεχίσαμε τις μετρήσεις για τα μεγαλύτερα μεγέθη και απορρίψαμε την αλλαγή.</text:p>
      <text:p text:style-name="P5"/>
      <text:p text:style-name="P12">ΙΙΙ. Σχεδιασμός <text:span text:style-name="T1">MPI </text:span>Παραλληλοποίησης</text:p>
      <text:p text:style-name="P12"/>
      <text:p text:style-name="P12"><text:span text:style-name="T7">IV. </text:span><text:span text:style-name="T19">Βελτιστοποίηση ΜΡΙ Κώδικα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V. <text:span text:style-name="T14">Μετρήσεις ΜΡΙ Κώδικα</text:span></text:p>
      <text:p text:style-name="P144"/>
      <text:p text:style-name="P20">A) <text:span text:style-name="T14">Με την </text:span>MPI_Allreduce <text:span text:style-name="T14">ενεργοποιημένη</text:span></text:p>
      <text:p text:style-name="P145"/>
      <text:p text:style-name="P14"><text:span text:style-name="T14">1) Μέγεθος προβλήματος: 840</text:span>x840</text:p>
      <text:p text:style-name="P14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column table:style-name="Πίνακας2.D" table:number-columns-repeated="5"/>
        <table:table-column table:style-name="Πίνακας2.I"/>
        <table:table-row>
          <table:table-cell table:style-name="Πίνακας2.A1" office:value-type="string">
            <text:p text:style-name="P30"># Proc. </text:p>
          </table:table-cell>
          <table:table-cell table:style-name="Πίνακας2.B1" office:value-type="float" office:value="4">
            <text:p text:style-name="P30">4</text:p>
          </table:table-cell>
          <table:table-cell table:style-name="Πίνακας2.B1" office:value-type="float" office:value="9">
            <text:p text:style-name="P30">9</text:p>
          </table:table-cell>
          <table:table-cell table:style-name="Πίνακας2.B1" office:value-type="float" office:value="16">
            <text:p text:style-name="P30">16</text:p>
          </table:table-cell>
          <table:table-cell table:style-name="Πίνακας2.B1" office:value-type="float" office:value="25">
            <text:p text:style-name="P30">25</text:p>
          </table:table-cell>
          <table:table-cell table:style-name="Πίνακας2.B1" office:value-type="float" office:value="36">
            <text:p text:style-name="P30">36</text:p>
          </table:table-cell>
          <table:table-cell table:style-name="Πίνακας2.B1" office:value-type="float" office:value="49">
            <text:p text:style-name="P30">49</text:p>
          </table:table-cell>
          <table:table-cell table:style-name="Πίνακας2.B1" office:value-type="float" office:value="64">
            <text:p text:style-name="P30">64</text:p>
          </table:table-cell>
          <table:table-cell table:style-name="Πίνακας2.I1" office:value-type="float" office:value="80">
            <text:p text:style-name="P30">80</text:p>
          </table:table-cell>
        </table:table-row>
        <table:table-row>
          <table:table-cell table:style-name="Πίνακας2.A2" office:value-type="string">
            <text:p text:style-name="P30">Time(msec)</text:p>
          </table:table-cell>
          <table:table-cell table:style-name="Πίνακας2.B2" office:value-type="float" office:value="127">
            <text:p text:style-name="P25">127</text:p>
          </table:table-cell>
          <table:table-cell table:style-name="Πίνακας2.C2" office:value-type="float" office:value="74">
            <text:p text:style-name="P25">74</text:p>
          </table:table-cell>
          <table:table-cell table:style-name="Πίνακας2.C2" office:value-type="float" office:value="57">
            <text:p text:style-name="P25">57</text:p>
          </table:table-cell>
          <table:table-cell table:style-name="Πίνακας2.C2" office:value-type="float" office:value="66">
            <text:p text:style-name="P25">66</text:p>
          </table:table-cell>
          <table:table-cell table:style-name="Πίνακας2.C2" office:value-type="float" office:value="85">
            <text:p text:style-name="P25">85</text:p>
          </table:table-cell>
          <table:table-cell table:style-name="Πίνακας2.C2" office:value-type="float" office:value="73">
            <text:p text:style-name="P25">73</text:p>
          </table:table-cell>
          <table:table-cell table:style-name="Πίνακας2.C2" office:value-type="float" office:value="50">
            <text:p text:style-name="P25">50</text:p>
          </table:table-cell>
          <table:table-cell table:style-name="Πίνακας2.I2" office:value-type="float" office:value="108">
            <text:p text:style-name="P25">108</text:p>
          </table:table-cell>
        </table:table-row>
        <table:table-row>
          <table:table-cell table:style-name="Πίνακας2.A3" office:value-type="string">
            <text:p text:style-name="P44">Challenge(<text:span text:style-name="T31">msec</text:span>)</text:p>
          </table:table-cell>
          <table:table-cell table:style-name="Πίνακας2.B3" office:value-type="float" office:value="222">
            <text:p text:style-name="P45">222</text:p>
          </table:table-cell>
          <table:table-cell table:style-name="Πίνακας2.C3" office:value-type="float" office:value="119">
            <text:p text:style-name="P45">119</text:p>
          </table:table-cell>
          <table:table-cell table:style-name="Πίνακας2.C3" office:value-type="float" office:value="104">
            <text:p text:style-name="P45">104</text:p>
          </table:table-cell>
          <table:table-cell table:style-name="Πίνακας2.C3" office:value-type="float" office:value="97">
            <text:p text:style-name="P45">97</text:p>
          </table:table-cell>
          <table:table-cell table:style-name="Πίνακας2.C3" office:value-type="float" office:value="97">
            <text:p text:style-name="P45">97</text:p>
          </table:table-cell>
          <table:table-cell table:style-name="Πίνακας2.C3" office:value-type="float" office:value="111">
            <text:p text:style-name="P46">111</text:p>
          </table:table-cell>
          <table:table-cell table:style-name="Πίνακας2.C3" office:value-type="float" office:value="108">
            <text:p text:style-name="P47">108</text:p>
          </table:table-cell>
          <table:table-cell table:style-name="Πίνακας2.I3" office:value-type="float" office:value="108">
            <text:p text:style-name="P48">108</text:p>
          </table:table-cell>
        </table:table-row>
      </table:table>
      <text:p text:style-name="P14"/>
      <text:p text:style-name="P14">2<text:span text:style-name="T14">) Μέγεθος προβλήματος: </text:span>16<text:span text:style-name="T14">80</text:span>x1680</text:p>
      <text:p text:style-name="P14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column table:style-name="Πίνακας3.D" table:number-columns-repeated="5"/>
        <table:table-column table:style-name="Πίνακας3.I"/>
        <table:table-row>
          <table:table-cell table:style-name="Πίνακας3.A1" office:value-type="string">
            <text:p text:style-name="P30"># Proc. </text:p>
          </table:table-cell>
          <table:table-cell table:style-name="Πίνακας3.B1" office:value-type="float" office:value="4">
            <text:p text:style-name="P30">4</text:p>
          </table:table-cell>
          <table:table-cell table:style-name="Πίνακας3.B1" office:value-type="float" office:value="9">
            <text:p text:style-name="P30">9</text:p>
          </table:table-cell>
          <table:table-cell table:style-name="Πίνακας3.B1" office:value-type="float" office:value="16">
            <text:p text:style-name="P30">16</text:p>
          </table:table-cell>
          <table:table-cell table:style-name="Πίνακας3.B1" office:value-type="float" office:value="25">
            <text:p text:style-name="P30">25</text:p>
          </table:table-cell>
          <table:table-cell table:style-name="Πίνακας3.B1" office:value-type="float" office:value="36">
            <text:p text:style-name="P30">36</text:p>
          </table:table-cell>
          <table:table-cell table:style-name="Πίνακας3.B1" office:value-type="float" office:value="49">
            <text:p text:style-name="P30">49</text:p>
          </table:table-cell>
          <table:table-cell table:style-name="Πίνακας3.B1" office:value-type="float" office:value="64">
            <text:p text:style-name="P30">64</text:p>
          </table:table-cell>
          <table:table-cell table:style-name="Πίνακας3.I1" office:value-type="float" office:value="80">
            <text:p text:style-name="P30">80</text:p>
          </table:table-cell>
        </table:table-row>
        <table:table-row>
          <table:table-cell table:style-name="Πίνακας3.A2" office:value-type="string">
            <text:p text:style-name="P30">Time(msec)</text:p>
          </table:table-cell>
          <table:table-cell table:style-name="Πίνακας3.B2" office:value-type="float" office:value="506">
            <text:p text:style-name="P35">506</text:p>
          </table:table-cell>
          <table:table-cell table:style-name="Πίνακας3.C2" office:value-type="float" office:value="246">
            <text:p text:style-name="P35">246</text:p>
          </table:table-cell>
          <table:table-cell table:style-name="Πίνακας3.C2" office:value-type="float" office:value="163">
            <text:p text:style-name="P35">163</text:p>
          </table:table-cell>
          <table:table-cell table:style-name="Πίνακας3.C2" office:value-type="float" office:value="136">
            <text:p text:style-name="P35">136</text:p>
          </table:table-cell>
          <table:table-cell table:style-name="Πίνακας3.C2" office:value-type="float" office:value="125">
            <text:p text:style-name="P35">125</text:p>
          </table:table-cell>
          <table:table-cell table:style-name="Πίνακας3.C2" office:value-type="float" office:value="115">
            <text:p text:style-name="P35">115</text:p>
          </table:table-cell>
          <table:table-cell table:style-name="Πίνακας3.C2" office:value-type="float" office:value="90">
            <text:p text:style-name="P35">90</text:p>
          </table:table-cell>
          <table:table-cell table:style-name="Πίνακας3.I2" office:value-type="float" office:value="119">
            <text:p text:style-name="P25">1<text:span text:style-name="T8">19</text:span></text:p>
          </table:table-cell>
        </table:table-row>
        <table:table-row>
          <table:table-cell table:style-name="Πίνακας3.A3" office:value-type="string">
            <text:p text:style-name="P44">Challenge(<text:span text:style-name="T31">msec</text:span>)</text:p>
          </table:table-cell>
          <table:table-cell table:style-name="Πίνακας3.B3" office:value-type="float" office:value="865">
            <text:p text:style-name="P56">865</text:p>
          </table:table-cell>
          <table:table-cell table:style-name="Πίνακας3.C3" office:value-type="float" office:value="422">
            <text:p text:style-name="P55">422</text:p>
          </table:table-cell>
          <table:table-cell table:style-name="Πίνακας3.C3" office:value-type="float" office:value="279">
            <text:p text:style-name="P54">279</text:p>
          </table:table-cell>
          <table:table-cell table:style-name="Πίνακας3.C3" office:value-type="float" office:value="217">
            <text:p text:style-name="P53">217</text:p>
          </table:table-cell>
          <table:table-cell table:style-name="Πίνακας3.C3" office:value-type="float" office:value="219">
            <text:p text:style-name="P52">219</text:p>
          </table:table-cell>
          <table:table-cell table:style-name="Πίνακας3.C3" office:value-type="float" office:value="221">
            <text:p text:style-name="P51">221</text:p>
          </table:table-cell>
          <table:table-cell table:style-name="Πίνακας3.C3" office:value-type="float" office:value="218">
            <text:p text:style-name="P50">218</text:p>
          </table:table-cell>
          <table:table-cell table:style-name="Πίνακας3.I3" office:value-type="float" office:value="326">
            <text:p text:style-name="P49">326</text:p>
          </table:table-cell>
        </table:table-row>
      </table:table>
      <text:p text:style-name="P15"/>
      <text:p text:style-name="P14"/>
      <text:p text:style-name="P14">3<text:span text:style-name="T14">) Μέγεθος προβλήματος: </text:span>336<text:span text:style-name="T14">0</text:span>x3360</text:p>
      <text:p text:style-name="P16"/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column table:style-name="Πίνακας4.D" table:number-columns-repeated="5"/>
        <table:table-column table:style-name="Πίνακας4.I"/>
        <table:table-row>
          <table:table-cell table:style-name="Πίνακας4.A1" office:value-type="string">
            <text:p text:style-name="P31"># Proc. </text:p>
          </table:table-cell>
          <table:table-cell table:style-name="Πίνακας4.B1" office:value-type="float" office:value="4">
            <text:p text:style-name="P31">4</text:p>
          </table:table-cell>
          <table:table-cell table:style-name="Πίνακας4.B1" office:value-type="float" office:value="9">
            <text:p text:style-name="P31">9</text:p>
          </table:table-cell>
          <table:table-cell table:style-name="Πίνακας4.B1" office:value-type="float" office:value="16">
            <text:p text:style-name="P31">16</text:p>
          </table:table-cell>
          <table:table-cell table:style-name="Πίνακας4.B1" office:value-type="float" office:value="25">
            <text:p text:style-name="P31">25</text:p>
          </table:table-cell>
          <table:table-cell table:style-name="Πίνακας4.B1" office:value-type="float" office:value="36">
            <text:p text:style-name="P31">36</text:p>
          </table:table-cell>
          <table:table-cell table:style-name="Πίνακας4.B1" office:value-type="float" office:value="49">
            <text:p text:style-name="P31">49</text:p>
          </table:table-cell>
          <table:table-cell table:style-name="Πίνακας4.B1" office:value-type="float" office:value="64">
            <text:p text:style-name="P31">64</text:p>
          </table:table-cell>
          <table:table-cell table:style-name="Πίνακας4.I1" office:value-type="float" office:value="80">
            <text:p text:style-name="P31">80</text:p>
          </table:table-cell>
        </table:table-row>
        <table:table-row>
          <table:table-cell table:style-name="Πίνακας4.A2" office:value-type="string">
            <text:p text:style-name="P31">Time(<text:span text:style-name="T20">sec, </text:span>msec)</text:p>
          </table:table-cell>
          <table:table-cell table:style-name="Πίνακας4.B2" office:value-type="float" office:value="1.984">
            <text:p text:style-name="P36">1,984</text:p>
          </table:table-cell>
          <table:table-cell table:style-name="Πίνακας4.B2" office:value-type="float" office:value="1.177">
            <text:p text:style-name="P40">1,177</text:p>
          </table:table-cell>
          <table:table-cell table:style-name="Πίνακας4.B2" office:value-type="float" office:value="0.927">
            <text:p text:style-name="P40">0,927</text:p>
          </table:table-cell>
          <table:table-cell table:style-name="Πίνακας4.B2" office:value-type="float" office:value="0.566">
            <text:p text:style-name="P36"><text:span text:style-name="T20">0</text:span>,<text:span text:style-name="T20">566</text:span></text:p>
          </table:table-cell>
          <table:table-cell table:style-name="Πίνακας4.B2" office:value-type="float" office:value="0.428">
            <text:p text:style-name="P36"><text:span text:style-name="T20">0</text:span>,<text:span text:style-name="T20">428</text:span></text:p>
          </table:table-cell>
          <table:table-cell table:style-name="Πίνακας4.B2" office:value-type="float" office:value="0.261">
            <text:p text:style-name="P36"><text:span text:style-name="T20">0</text:span>,<text:span text:style-name="T20">261</text:span></text:p>
          </table:table-cell>
          <table:table-cell table:style-name="Πίνακας4.B2" office:value-type="float" office:value="0.182">
            <text:p text:style-name="P36">0,<text:span text:style-name="T20">182</text:span></text:p>
          </table:table-cell>
          <table:table-cell table:style-name="Πίνακας4.I2" office:value-type="float" office:value="0.191">
            <text:p text:style-name="P26"><text:span text:style-name="T9">0</text:span><text:span text:style-name="T8">,</text:span><text:span text:style-name="T9">191</text:span></text:p>
          </table:table-cell>
        </table:table-row>
        <table:table-row>
          <table:table-cell table:style-name="Πίνακας4.A3" office:value-type="string">
            <text:p text:style-name="P44">Challenge(<text:span text:style-name="T31">sec</text:span>)</text:p>
          </table:table-cell>
          <table:table-cell table:style-name="Πίνακας4.B3" office:value-type="float" office:value="3.413">
            <text:p text:style-name="P58">3,413</text:p>
          </table:table-cell>
          <table:table-cell table:style-name="Πίνακας4.B3" office:value-type="float" office:value="1.631">
            <text:p text:style-name="P57">1,63<text:span text:style-name="T32">1</text:span></text:p>
          </table:table-cell>
          <table:table-cell table:style-name="Πίνακας4.B3" office:value-type="float" office:value="1.054">
            <text:p text:style-name="P54"><text:span text:style-name="T33">1</text:span>,<text:span text:style-name="T34">054</text:span></text:p>
          </table:table-cell>
          <table:table-cell table:style-name="Πίνακας4.B3" office:value-type="float" office:value="0.762">
            <text:p text:style-name="P53"><text:span text:style-name="T35">0</text:span>,<text:span text:style-name="T35">762</text:span></text:p>
          </table:table-cell>
          <table:table-cell table:style-name="Πίνακας4.B3" office:value-type="float" office:value="0.596">
            <text:p text:style-name="P59">0,596</text:p>
          </table:table-cell>
          <table:table-cell table:style-name="Πίνακας4.B3" office:value-type="float" office:value="0.543">
            <text:p text:style-name="P60">0,543</text:p>
          </table:table-cell>
          <table:table-cell table:style-name="Πίνακας4.B3" office:value-type="float" office:value="0.503">
            <text:p text:style-name="P61">0,503</text:p>
          </table:table-cell>
          <table:table-cell table:style-name="Πίνακας4.I3" office:value-type="float" office:value="0.505">
            <text:p text:style-name="P62">0,505</text:p>
          </table:table-cell>
        </table:table-row>
      </table:table>
      <text:p text:style-name="P16"/>
      <text:p text:style-name="P14">4<text:span text:style-name="T14">) Μέγεθος προβλήματος: </text:span>672<text:span text:style-name="T14">0</text:span>x6720</text:p>
      <text:p text:style-name="P17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column table:style-name="Πίνακας5.D" table:number-columns-repeated="5"/>
        <table:table-column table:style-name="Πίνακας5.I"/>
        <table:table-row>
          <table:table-cell table:style-name="Πίνακας5.A1" office:value-type="string">
            <text:p text:style-name="P32"># Proc. </text:p>
          </table:table-cell>
          <table:table-cell table:style-name="Πίνακας5.B1" office:value-type="float" office:value="4">
            <text:p text:style-name="P32">4</text:p>
          </table:table-cell>
          <table:table-cell table:style-name="Πίνακας5.B1" office:value-type="float" office:value="9">
            <text:p text:style-name="P32">9</text:p>
          </table:table-cell>
          <table:table-cell table:style-name="Πίνακας5.B1" office:value-type="float" office:value="16">
            <text:p text:style-name="P32">16</text:p>
          </table:table-cell>
          <table:table-cell table:style-name="Πίνακας5.B1" office:value-type="float" office:value="25">
            <text:p text:style-name="P32">25</text:p>
          </table:table-cell>
          <table:table-cell table:style-name="Πίνακας5.B1" office:value-type="float" office:value="36">
            <text:p text:style-name="P32">36</text:p>
          </table:table-cell>
          <table:table-cell table:style-name="Πίνακας5.B1" office:value-type="float" office:value="49">
            <text:p text:style-name="P32">49</text:p>
          </table:table-cell>
          <table:table-cell table:style-name="Πίνακας5.B1" office:value-type="float" office:value="64">
            <text:p text:style-name="P32">64</text:p>
          </table:table-cell>
          <table:table-cell table:style-name="Πίνακας5.I1" office:value-type="float" office:value="80">
            <text:p text:style-name="P32">80</text:p>
          </table:table-cell>
        </table:table-row>
        <table:table-row>
          <table:table-cell table:style-name="Πίνακας5.A2" office:value-type="string">
            <text:p text:style-name="P32">Time(<text:span text:style-name="T20">sec, </text:span>msec)</text:p>
          </table:table-cell>
          <table:table-cell table:style-name="Πίνακας5.B2" office:value-type="float" office:value="7.834">
            <text:p text:style-name="P37"><text:span text:style-name="T21">7</text:span>,8<text:span text:style-name="T21">3</text:span>4</text:p>
          </table:table-cell>
          <table:table-cell table:style-name="Πίνακας5.B2" office:value-type="float" office:value="4.645">
            <text:p text:style-name="P41"><text:span text:style-name="T21">4</text:span>,<text:span text:style-name="T21">645</text:span></text:p>
          </table:table-cell>
          <table:table-cell table:style-name="Πίνακας5.B2" office:value-type="float" office:value="3.552">
            <text:p text:style-name="P41"><text:span text:style-name="T21">3</text:span>,<text:span text:style-name="T21">552</text:span></text:p>
          </table:table-cell>
          <table:table-cell table:style-name="Πίνακας5.B2" office:value-type="float" office:value="2.149">
            <text:p text:style-name="P37"><text:span text:style-name="T21">2</text:span>,<text:span text:style-name="T21">149</text:span></text:p>
          </table:table-cell>
          <table:table-cell table:style-name="Πίνακας5.B2" office:value-type="float" office:value="1.631">
            <text:p text:style-name="P37"><text:span text:style-name="T21">1</text:span>,<text:span text:style-name="T21">631</text:span></text:p>
          </table:table-cell>
          <table:table-cell table:style-name="Πίνακας5.B2" office:value-type="float" office:value="1.138">
            <text:p text:style-name="P37"><text:span text:style-name="T21">1</text:span>,<text:span text:style-name="T21">138</text:span></text:p>
          </table:table-cell>
          <table:table-cell table:style-name="Πίνακας5.B2" office:value-type="float" office:value="0.938">
            <text:p text:style-name="P37">0,<text:span text:style-name="T21">938</text:span></text:p>
          </table:table-cell>
          <table:table-cell table:style-name="Πίνακας5.I2" office:value-type="float" office:value="0.808">
            <text:p text:style-name="P27"><text:span text:style-name="T9">0</text:span><text:span text:style-name="T8">,</text:span><text:span text:style-name="T10">808</text:span></text:p>
          </table:table-cell>
        </table:table-row>
        <table:table-row>
          <table:table-cell table:style-name="Πίνακας5.A3" office:value-type="string">
            <text:p text:style-name="P44">Challenge(<text:span text:style-name="T31">sec</text:span>)</text:p>
          </table:table-cell>
          <table:table-cell table:style-name="Πίνακας5.B3" office:value-type="float" office:value="13.58">
            <text:p text:style-name="P58">13,580</text:p>
          </table:table-cell>
          <table:table-cell table:style-name="Πίνακας5.B3" office:value-type="float" office:value="6.398">
            <text:p text:style-name="P57"><text:span text:style-name="T41">6</text:span>,<text:span text:style-name="T41">398</text:span></text:p>
          </table:table-cell>
          <table:table-cell table:style-name="Πίνακας5.B3" office:value-type="float" office:value="4.033">
            <text:p text:style-name="P54"><text:span text:style-name="T40">4</text:span>,<text:span text:style-name="T34">033</text:span></text:p>
          </table:table-cell>
          <table:table-cell table:style-name="Πίνακας5.B3" office:value-type="float" office:value="2.796">
            <text:p text:style-name="P53"><text:span text:style-name="T39">2</text:span>,<text:span text:style-name="T35">796</text:span></text:p>
          </table:table-cell>
          <table:table-cell table:style-name="Πίνακας5.B3" office:value-type="float" office:value="2.265">
            <text:p text:style-name="P59"><text:span text:style-name="T38">2</text:span>,<text:span text:style-name="T38">265</text:span></text:p>
          </table:table-cell>
          <table:table-cell table:style-name="Πίνακας5.B3" office:value-type="float" office:value="2.002">
            <text:p text:style-name="P60"><text:span text:style-name="T37">2</text:span>,<text:span text:style-name="T37">002</text:span></text:p>
          </table:table-cell>
          <table:table-cell table:style-name="Πίνακας5.B3" office:value-type="float" office:value="1.768">
            <text:p text:style-name="P63">1,768</text:p>
          </table:table-cell>
          <table:table-cell table:style-name="Πίνακας5.I3" office:value-type="float" office:value="1.614">
            <text:p text:style-name="P62"><text:span text:style-name="T36">1</text:span>,<text:span text:style-name="T36">614</text:span></text:p>
          </table:table-cell>
        </table:table-row>
      </table:table>
      <text:p text:style-name="P17"/>
      <text:p text:style-name="P14">5<text:span text:style-name="T14">) Μέγεθος προβλήματος: </text:span>134<text:span text:style-name="T14">40</text:span>x13440</text:p>
      <text:p text:style-name="P14"/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D"/>
        <table:table-column table:style-name="Πίνακας6.E" table:number-columns-repeated="4"/>
        <table:table-column table:style-name="Πίνακας6.I"/>
        <table:table-row>
          <table:table-cell table:style-name="Πίνακας6.A1" office:value-type="string">
            <text:p text:style-name="P33"># Proc. </text:p>
          </table:table-cell>
          <table:table-cell table:style-name="Πίνακας6.B1" office:value-type="float" office:value="4">
            <text:p text:style-name="P33">4</text:p>
          </table:table-cell>
          <table:table-cell table:style-name="Πίνακας6.B1" office:value-type="float" office:value="9">
            <text:p text:style-name="P33">9</text:p>
          </table:table-cell>
          <table:table-cell table:style-name="Πίνακας6.B1" office:value-type="float" office:value="16">
            <text:p text:style-name="P33">16</text:p>
          </table:table-cell>
          <table:table-cell table:style-name="Πίνακας6.B1" office:value-type="float" office:value="25">
            <text:p text:style-name="P33">25</text:p>
          </table:table-cell>
          <table:table-cell table:style-name="Πίνακας6.B1" office:value-type="float" office:value="36">
            <text:p text:style-name="P33">36</text:p>
          </table:table-cell>
          <table:table-cell table:style-name="Πίνακας6.B1" office:value-type="float" office:value="49">
            <text:p text:style-name="P33">49</text:p>
          </table:table-cell>
          <table:table-cell table:style-name="Πίνακας6.B1" office:value-type="float" office:value="64">
            <text:p text:style-name="P33">64</text:p>
          </table:table-cell>
          <table:table-cell table:style-name="Πίνακας6.I1" office:value-type="float" office:value="80">
            <text:p text:style-name="P33">80</text:p>
          </table:table-cell>
        </table:table-row>
        <table:table-row>
          <table:table-cell table:style-name="Πίνακας6.A2" office:value-type="string">
            <text:p text:style-name="P33">Time(<text:span text:style-name="T20">sec, </text:span>msec)</text:p>
          </table:table-cell>
          <table:table-cell table:style-name="Πίνακας6.B2" office:value-type="float" office:value="31.153">
            <text:p text:style-name="P38"><text:span text:style-name="T22">31</text:span>,<text:span text:style-name="T22">153</text:span></text:p>
          </table:table-cell>
          <table:table-cell table:style-name="Πίνακας6.B2" office:value-type="float" office:value="18.415">
            <text:p text:style-name="P42"><text:span text:style-name="T22">18</text:span>,<text:span text:style-name="T22">415</text:span></text:p>
          </table:table-cell>
          <table:table-cell table:style-name="Πίνακας6.B2" office:value-type="float" office:value="14.029">
            <text:p text:style-name="P42"><text:span text:style-name="T23">14</text:span>,<text:span text:style-name="T23">029</text:span></text:p>
          </table:table-cell>
          <table:table-cell table:style-name="Πίνακας6.B2" office:value-type="float" office:value="8.416">
            <text:p text:style-name="P38"><text:span text:style-name="T24">8</text:span>,<text:span text:style-name="T21">416</text:span></text:p>
          </table:table-cell>
          <table:table-cell table:style-name="Πίνακας6.B2" office:value-type="float" office:value="6.276">
            <text:p text:style-name="P38"><text:span text:style-name="T25">6</text:span>,<text:span text:style-name="T25">276</text:span></text:p>
          </table:table-cell>
          <table:table-cell table:style-name="Πίνακας6.B2" office:value-type="float" office:value="4.346">
            <text:p text:style-name="P38"><text:span text:style-name="T25">4</text:span>,<text:span text:style-name="T25">346</text:span></text:p>
          </table:table-cell>
          <table:table-cell table:style-name="Πίνακας6.B2" office:value-type="float" office:value="3.584">
            <text:p text:style-name="P38"><text:span text:style-name="T26">3</text:span>,<text:span text:style-name="T26">584</text:span></text:p>
          </table:table-cell>
          <table:table-cell table:style-name="Πίνακας6.I2" office:value-type="float" office:value="2.955">
            <text:p text:style-name="P28"><text:span text:style-name="T11">2</text:span><text:span text:style-name="T8">,</text:span><text:span text:style-name="T11">955</text:span></text:p>
          </table:table-cell>
        </table:table-row>
        <table:table-row>
          <table:table-cell table:style-name="Πίνακας6.A3" office:value-type="string">
            <text:p text:style-name="P64">Challenge(sec)</text:p>
          </table:table-cell>
          <table:table-cell table:style-name="Πίνακας6.B3" office:value-type="float" office:value="54.22">
            <text:p text:style-name="P65">54,220</text:p>
          </table:table-cell>
          <table:table-cell table:style-name="Πίνακας6.B3" office:value-type="float" office:value="25.418">
            <text:p text:style-name="P66">25,418</text:p>
          </table:table-cell>
          <table:table-cell table:style-name="Πίνακας6.B3" office:value-type="float" office:value="15.84">
            <text:p text:style-name="P67">15,840</text:p>
          </table:table-cell>
          <table:table-cell table:style-name="Πίνακας6.B3" office:value-type="float" office:value="10.841">
            <text:p text:style-name="P68">10,841</text:p>
          </table:table-cell>
          <table:table-cell table:style-name="Πίνακας6.B3" office:value-type="float" office:value="8.57">
            <text:p text:style-name="P69">8,570</text:p>
          </table:table-cell>
          <table:table-cell table:style-name="Πίνακας6.B3" office:value-type="float" office:value="7.593">
            <text:p text:style-name="P70">7,593</text:p>
          </table:table-cell>
          <table:table-cell table:style-name="Πίνακας6.B3" office:value-type="float" office:value="6.65">
            <text:p text:style-name="P71">6,<text:span text:style-name="T42">650</text:span></text:p>
          </table:table-cell>
          <table:table-cell table:style-name="Πίνακας6.I3" office:value-type="float" office:value="5.913">
            <text:p text:style-name="P72"><text:span text:style-name="T43">5</text:span>,<text:span text:style-name="T43">913</text:span></text:p>
          </table:table-cell>
        </table:table-row>
      </table:table>
      <text:p text:style-name="P18"/>
      <text:p text:style-name="P14">6<text:span text:style-name="T14">) Μέγεθος προβλήματος: </text:span>2688<text:span text:style-name="T14">0</text:span>x26880</text:p>
      <text:p text:style-name="P19"/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C"/>
        <table:table-column table:style-name="Πίνακας7.D"/>
        <table:table-column table:style-name="Πίνακας7.E"/>
        <table:table-column table:style-name="Πίνακας7.F" table:number-columns-repeated="3"/>
        <table:table-column table:style-name="Πίνακας7.I"/>
        <table:table-row>
          <table:table-cell table:style-name="Πίνακας7.A1" office:value-type="string">
            <text:p text:style-name="P34"># Proc. </text:p>
          </table:table-cell>
          <table:table-cell table:style-name="Πίνακας7.B1" office:value-type="float" office:value="4">
            <text:p text:style-name="P34">4</text:p>
          </table:table-cell>
          <table:table-cell table:style-name="Πίνακας7.B1" office:value-type="float" office:value="9">
            <text:p text:style-name="P34">9</text:p>
          </table:table-cell>
          <table:table-cell table:style-name="Πίνακας7.B1" office:value-type="float" office:value="16">
            <text:p text:style-name="P34">16</text:p>
          </table:table-cell>
          <table:table-cell table:style-name="Πίνακας7.B1" office:value-type="float" office:value="25">
            <text:p text:style-name="P34">25</text:p>
          </table:table-cell>
          <table:table-cell table:style-name="Πίνακας7.B1" office:value-type="float" office:value="36">
            <text:p text:style-name="P34">36</text:p>
          </table:table-cell>
          <table:table-cell table:style-name="Πίνακας7.B1" office:value-type="float" office:value="49">
            <text:p text:style-name="P34">49</text:p>
          </table:table-cell>
          <table:table-cell table:style-name="Πίνακας7.B1" office:value-type="float" office:value="64">
            <text:p text:style-name="P34">64</text:p>
          </table:table-cell>
          <table:table-cell table:style-name="Πίνακας7.I1" office:value-type="float" office:value="80">
            <text:p text:style-name="P34">80</text:p>
          </table:table-cell>
        </table:table-row>
        <table:table-row>
          <table:table-cell table:style-name="Πίνακας7.A2" office:value-type="string">
            <text:p text:style-name="P34">Time(<text:span text:style-name="T20">sec, </text:span>msec)</text:p>
          </table:table-cell>
          <table:table-cell table:style-name="Πίνακας7.B2" office:value-type="float" office:value="126.816">
            <text:p text:style-name="P39"><text:span text:style-name="T27">126</text:span>,<text:span text:style-name="T27">816</text:span></text:p>
          </table:table-cell>
          <table:table-cell table:style-name="Πίνακας7.B2" office:value-type="float" office:value="73.432">
            <text:p text:style-name="P43"><text:span text:style-name="T27">73</text:span>,<text:span text:style-name="T27">432</text:span></text:p>
          </table:table-cell>
          <table:table-cell table:style-name="Πίνακας7.B2" office:value-type="float" office:value="55.934">
            <text:p text:style-name="P43"><text:span text:style-name="T27">55</text:span>,<text:span text:style-name="T27">934</text:span></text:p>
          </table:table-cell>
          <table:table-cell table:style-name="Πίνακας7.B2" office:value-type="float" office:value="33.444">
            <text:p text:style-name="P39"><text:span text:style-name="T27">33</text:span>,<text:span text:style-name="T27">444</text:span></text:p>
          </table:table-cell>
          <table:table-cell table:style-name="Πίνακας7.B2" office:value-type="float" office:value="24.97">
            <text:p text:style-name="P39"><text:span text:style-name="T27">24</text:span>,<text:span text:style-name="T27">970</text:span></text:p>
          </table:table-cell>
          <table:table-cell table:style-name="Πίνακας7.B2" office:value-type="float" office:value="17.14">
            <text:p text:style-name="P39"><text:span text:style-name="T28">17</text:span>,<text:span text:style-name="T28">140</text:span></text:p>
          </table:table-cell>
          <table:table-cell table:style-name="Πίνακας7.B2" office:value-type="float" office:value="14.087">
            <text:p text:style-name="P39"><text:span text:style-name="T29">14</text:span>,<text:span text:style-name="T29">087</text:span></text:p>
          </table:table-cell>
          <table:table-cell table:style-name="Πίνακας7.I2" office:value-type="float" office:value="11.317">
            <text:p text:style-name="P29"><text:span text:style-name="T12">11</text:span><text:span text:style-name="T8">,</text:span><text:span text:style-name="T12">317</text:span></text:p>
          </table:table-cell>
        </table:table-row>
        <table:table-row>
          <table:table-cell table:style-name="Πίνακας7.A3" office:value-type="string">
            <text:p text:style-name="P73">Challenge(sec)</text:p>
          </table:table-cell>
          <table:table-cell table:style-name="Πίνακας7.B3" office:value-type="float" office:value="216.962">
            <text:p text:style-name="P80">216,962</text:p>
          </table:table-cell>
          <table:table-cell table:style-name="Πίνακας7.B3" office:value-type="float" office:value="101.604">
            <text:p text:style-name="P79">101,604</text:p>
          </table:table-cell>
          <table:table-cell table:style-name="Πίνακας7.B3" office:value-type="float" office:value="63.314">
            <text:p text:style-name="P78">63,314</text:p>
          </table:table-cell>
          <table:table-cell table:style-name="Πίνακας7.B3" office:value-type="float" office:value="42.723">
            <text:p text:style-name="P77">42,723</text:p>
          </table:table-cell>
          <table:table-cell table:style-name="Πίνακας7.B3" office:value-type="float" office:value="33.665">
            <text:p text:style-name="P76">33,665</text:p>
          </table:table-cell>
          <table:table-cell table:style-name="Πίνακας7.B3" office:value-type="float" office:value="29.507">
            <text:p text:style-name="P75">29,507</text:p>
          </table:table-cell>
          <table:table-cell table:style-name="Πίνακας7.B3" office:value-type="float" office:value="25.767">
            <text:p text:style-name="P74">25,767</text:p>
          </table:table-cell>
          <table:table-cell table:style-name="Πίνακας7.I3" office:value-type="float" office:value="22.914">
            <text:p text:style-name="P73"><text:span text:style-name="T44">22</text:span>,<text:span text:style-name="T44">914</text:span></text:p>
          </table:table-cell>
        </table:table-row>
      </table:table>
      <text:p text:style-name="P22"/>
      <text:p text:style-name="P21"/>
      <text:p text:style-name="P21"/>
      <text:p text:style-name="P21"/>
      <text:p text:style-name="P21"/>
      <text:p text:style-name="P148"><text:soft-page-break/>Η επιτάχυνση και η αποδοτικότητα του προγράμματος με την εντολή <text:span text:style-name="T1">Allreduce </text:span><text:span text:style-name="T14">ενεργοποιημένη για όλα τα μεγέθη προβλήματος, έχει ως εξής:</text:span></text:p>
      <text:p text:style-name="P148"><text:span text:style-name="T14"/></text:p>
      <table:table table:name="Πίνακας8" table:style-name="Πίνακας8">
        <table:table-column table:style-name="Πίνακας8.A"/>
        <table:table-column table:style-name="Πίνακας8.B"/>
        <table:table-column table:style-name="Πίνακας8.C"/>
        <table:table-column table:style-name="Πίνακας8.D" table:number-columns-repeated="5"/>
        <table:table-column table:style-name="Πίνακας8.I"/>
        <table:table-row>
          <table:table-cell table:style-name="Πίνακας8.A1" table:number-columns-spanned="9" office:value-type="string">
            <text:p text:style-name="P85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8.A2" office:value-type="string">
            <text:p text:style-name="P83"># <text:span text:style-name="T1">Proc.<text:line-break/>_____<text:line-break/>Problem Size</text:span></text:p>
          </table:table-cell>
          <table:table-cell table:style-name="Πίνακας8.B2" office:value-type="float" office:value="4">
            <text:p text:style-name="P81">4</text:p>
          </table:table-cell>
          <table:table-cell table:style-name="Πίνακας8.B2" office:value-type="float" office:value="9">
            <text:p text:style-name="P81">9</text:p>
          </table:table-cell>
          <table:table-cell table:style-name="Πίνακας8.B2" office:value-type="float" office:value="16">
            <text:p text:style-name="P81">16</text:p>
          </table:table-cell>
          <table:table-cell table:style-name="Πίνακας8.B2" office:value-type="float" office:value="25">
            <text:p text:style-name="P81">25</text:p>
          </table:table-cell>
          <table:table-cell table:style-name="Πίνακας8.B2" office:value-type="float" office:value="36">
            <text:p text:style-name="P81">36</text:p>
          </table:table-cell>
          <table:table-cell table:style-name="Πίνακας8.B2" office:value-type="float" office:value="49">
            <text:p text:style-name="P81">49</text:p>
          </table:table-cell>
          <table:table-cell table:style-name="Πίνακας8.B2" office:value-type="float" office:value="64">
            <text:p text:style-name="P81">64</text:p>
          </table:table-cell>
          <table:table-cell table:style-name="Πίνακας8.I2" office:value-type="float" office:value="80">
            <text:p text:style-name="P81">80</text:p>
          </table:table-cell>
        </table:table-row>
        <table:table-row>
          <table:table-cell table:style-name="Πίνακας8.A2" office:value-type="string">
            <text:p text:style-name="P81">840x840</text:p>
          </table:table-cell>
          <table:table-cell table:style-name="Πίνακας8.B3" office:value-type="float" office:value="3.82">
            <text:p text:style-name="P86">3,82</text:p>
          </table:table-cell>
          <table:table-cell table:style-name="Πίνακας8.B3" office:value-type="float" office:value="6.56">
            <text:p text:style-name="P86">6,56</text:p>
          </table:table-cell>
          <table:table-cell table:style-name="Πίνακας8.B3" office:value-type="float" office:value="8.52">
            <text:p text:style-name="P86">8,52</text:p>
          </table:table-cell>
          <table:table-cell table:style-name="Πίνακας8.B3" office:value-type="float" office:value="7.36">
            <text:p text:style-name="P86">7,36</text:p>
          </table:table-cell>
          <table:table-cell table:style-name="Πίνακας8.B3" office:value-type="float" office:value="5.71">
            <text:p text:style-name="P87">5,71</text:p>
          </table:table-cell>
          <table:table-cell table:style-name="Πίνακας8.B3" office:value-type="float" office:value="6.65">
            <text:p text:style-name="P88">6,65</text:p>
          </table:table-cell>
          <table:table-cell table:style-name="Πίνακας8.B3" office:value-type="float" office:value="9.72">
            <text:p text:style-name="P88">9,72</text:p>
          </table:table-cell>
          <table:table-cell table:style-name="Πίνακας8.I3" office:value-type="float" office:value="4.5">
            <text:p text:style-name="P88">4,50</text:p>
          </table:table-cell>
        </table:table-row>
        <table:table-row>
          <table:table-cell table:style-name="Πίνακας8.A2" office:value-type="string">
            <text:p text:style-name="P81">1680x1680</text:p>
          </table:table-cell>
          <table:table-cell table:style-name="Πίνακας8.B3" office:value-type="float" office:value="3.56">
            <text:p text:style-name="P89">3,56</text:p>
          </table:table-cell>
          <table:table-cell table:style-name="Πίνακας8.B3" office:value-type="float" office:value="7.32">
            <text:p text:style-name="P90">7,32</text:p>
          </table:table-cell>
          <table:table-cell table:style-name="Πίνακας8.B3" office:value-type="float" office:value="11.05">
            <text:p text:style-name="P91">11,05</text:p>
          </table:table-cell>
          <table:table-cell table:style-name="Πίνακας8.B3" office:value-type="float" office:value="13.25">
            <text:p text:style-name="P92">13,25</text:p>
          </table:table-cell>
          <table:table-cell table:style-name="Πίνακας8.B3" office:value-type="float" office:value="14.41">
            <text:p text:style-name="P93">14,4<text:span text:style-name="T45">1</text:span></text:p>
          </table:table-cell>
          <table:table-cell table:style-name="Πίνακας8.B3" office:value-type="float" office:value="15.66">
            <text:p text:style-name="P94">15,66</text:p>
          </table:table-cell>
          <table:table-cell table:style-name="Πίνακας8.B3" office:value-type="float" office:value="20.02">
            <text:p text:style-name="P95">20,02</text:p>
          </table:table-cell>
          <table:table-cell table:style-name="Πίνακας8.I3" office:value-type="float" office:value="15.14">
            <text:p text:style-name="P95">15,14</text:p>
          </table:table-cell>
        </table:table-row>
        <table:table-row>
          <table:table-cell table:style-name="Πίνακας8.A2" office:value-type="string">
            <text:p text:style-name="P81">3360x3360</text:p>
          </table:table-cell>
          <table:table-cell table:style-name="Πίνακας8.B3" office:value-type="float" office:value="3.56">
            <text:p text:style-name="P96">3,56</text:p>
          </table:table-cell>
          <table:table-cell table:style-name="Πίνακας8.B3" office:value-type="float" office:value="6">
            <text:p text:style-name="P97">6,00</text:p>
          </table:table-cell>
          <table:table-cell table:style-name="Πίνακας8.B3" office:value-type="float" office:value="7.62">
            <text:p text:style-name="P98">7,62</text:p>
          </table:table-cell>
          <table:table-cell table:style-name="Πίνακας8.B3" office:value-type="float" office:value="12.48">
            <text:p text:style-name="P99">12,48</text:p>
          </table:table-cell>
          <table:table-cell table:style-name="Πίνακας8.B3" office:value-type="float" office:value="16.5">
            <text:p text:style-name="P100">16,50</text:p>
          </table:table-cell>
          <table:table-cell table:style-name="Πίνακας8.B3" office:value-type="float" office:value="27.06">
            <text:p text:style-name="P101">27,06</text:p>
          </table:table-cell>
          <table:table-cell table:style-name="Πίνακας8.B3" office:value-type="float" office:value="38.81">
            <text:p text:style-name="P102">38,81</text:p>
          </table:table-cell>
          <table:table-cell table:style-name="Πίνακας8.I3" office:value-type="float" office:value="36.98">
            <text:p text:style-name="P103">36,98</text:p>
          </table:table-cell>
        </table:table-row>
        <table:table-row>
          <table:table-cell table:style-name="Πίνακας8.A2" office:value-type="string">
            <text:p text:style-name="P81">6720x6720</text:p>
          </table:table-cell>
          <table:table-cell table:style-name="Πίνακας8.B3" office:value-type="float" office:value="3.58">
            <text:p text:style-name="P104">3,58</text:p>
          </table:table-cell>
          <table:table-cell table:style-name="Πίνακας8.B3" office:value-type="float" office:value="6.04">
            <text:p text:style-name="P105">6,04</text:p>
          </table:table-cell>
          <table:table-cell table:style-name="Πίνακας8.B3" office:value-type="float" office:value="7.9">
            <text:p text:style-name="P106">7,90</text:p>
          </table:table-cell>
          <table:table-cell table:style-name="Πίνακας8.B3" office:value-type="float" office:value="13.06">
            <text:p text:style-name="P106">13,06</text:p>
          </table:table-cell>
          <table:table-cell table:style-name="Πίνακας8.B3" office:value-type="float" office:value="17.21">
            <text:p text:style-name="P107">17,21</text:p>
          </table:table-cell>
          <table:table-cell table:style-name="Πίνακας8.B3" office:value-type="float" office:value="24.67">
            <text:p text:style-name="P108">24,67</text:p>
          </table:table-cell>
          <table:table-cell table:style-name="Πίνακας8.B3" office:value-type="float" office:value="29.94">
            <text:p text:style-name="P109">29,94</text:p>
          </table:table-cell>
          <table:table-cell table:style-name="Πίνακας8.I3" office:value-type="float" office:value="34.75">
            <text:p text:style-name="P110">34,75</text:p>
          </table:table-cell>
        </table:table-row>
        <table:table-row>
          <table:table-cell table:style-name="Πίνακας8.A2" office:value-type="string">
            <text:p text:style-name="P81">13440x13440</text:p>
          </table:table-cell>
          <table:table-cell table:style-name="Πίνακας8.B3" office:value-type="float" office:value="3.6">
            <text:p text:style-name="P111">3,60</text:p>
          </table:table-cell>
          <table:table-cell table:style-name="Πίνακας8.B3" office:value-type="float" office:value="6.09">
            <text:p text:style-name="P112">6,09</text:p>
          </table:table-cell>
          <table:table-cell table:style-name="Πίνακας8.B3" office:value-type="float" office:value="8">
            <text:p text:style-name="P113">8,00</text:p>
          </table:table-cell>
          <table:table-cell table:style-name="Πίνακας8.B3" office:value-type="float" office:value="13.34">
            <text:p text:style-name="P114">13,34</text:p>
          </table:table-cell>
          <table:table-cell table:style-name="Πίνακας8.B3" office:value-type="float" office:value="17.89">
            <text:p text:style-name="P115">17,89</text:p>
          </table:table-cell>
          <table:table-cell table:style-name="Πίνακας8.B3" office:value-type="float" office:value="25.84">
            <text:p text:style-name="P116">25,84</text:p>
          </table:table-cell>
          <table:table-cell table:style-name="Πίνακας8.B3" office:value-type="float" office:value="31.33">
            <text:p text:style-name="P117">31,33</text:p>
          </table:table-cell>
          <table:table-cell table:style-name="Πίνακας8.I3" office:value-type="float" office:value="38">
            <text:p text:style-name="P118">38,00</text:p>
          </table:table-cell>
        </table:table-row>
        <table:table-row>
          <table:table-cell table:style-name="Πίνακας8.A2" office:value-type="string">
            <text:p text:style-name="P81">26880x26880</text:p>
          </table:table-cell>
          <table:table-cell table:style-name="Πίνακας8.B3" office:value-type="float" office:value="3.54">
            <text:p text:style-name="P119">3,54</text:p>
          </table:table-cell>
          <table:table-cell table:style-name="Πίνακας8.B3" office:value-type="float" office:value="6.12">
            <text:p text:style-name="P120"><text:span text:style-name="T46">6</text:span>,<text:span text:style-name="T46">12</text:span></text:p>
          </table:table-cell>
          <table:table-cell table:style-name="Πίνακας8.B3" office:value-type="float" office:value="8.03">
            <text:p text:style-name="P121">8,03</text:p>
          </table:table-cell>
          <table:table-cell table:style-name="Πίνακας8.B3" office:value-type="float" office:value="13.44">
            <text:p text:style-name="P122">13,44</text:p>
          </table:table-cell>
          <table:table-cell table:style-name="Πίνακας8.B3" office:value-type="float" office:value="18">
            <text:p text:style-name="P123">18,00</text:p>
          </table:table-cell>
          <table:table-cell table:style-name="Πίνακας8.B3" office:value-type="float" office:value="26.23">
            <text:p text:style-name="P124">26,23</text:p>
          </table:table-cell>
          <table:table-cell table:style-name="Πίνακας8.B3" office:value-type="float" office:value="31.92">
            <text:p text:style-name="P125">31,92</text:p>
          </table:table-cell>
          <table:table-cell table:style-name="Πίνακας8.I3" office:value-type="float" office:value="39.73">
            <text:p text:style-name="P126">39,73</text:p>
          </table:table-cell>
        </table:table-row>
      </table:table>
      <text:p text:style-name="P148"><text:span text:style-name="T14"/></text:p>
      <text:p text:style-name="P147"/>
      <table:table table:name="Πίνακας9" table:style-name="Πίνακας9">
        <table:table-column table:style-name="Πίνακας9.A"/>
        <table:table-column table:style-name="Πίνακας9.B"/>
        <table:table-column table:style-name="Πίνακας9.C"/>
        <table:table-column table:style-name="Πίνακας9.D" table:number-columns-repeated="5"/>
        <table:table-column table:style-name="Πίνακας9.I"/>
        <table:table-row>
          <table:table-cell table:style-name="Πίνακας9.A1" table:number-columns-spanned="9" office:value-type="string">
            <text:p text:style-name="P127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9.A2" office:value-type="string">
            <text:p text:style-name="P84"># <text:span text:style-name="T1">Proc.<text:line-break/>_____<text:line-break/>Problem Size</text:span></text:p>
          </table:table-cell>
          <table:table-cell table:style-name="Πίνακας9.B2" office:value-type="float" office:value="4">
            <text:p text:style-name="P82">4</text:p>
          </table:table-cell>
          <table:table-cell table:style-name="Πίνακας9.B2" office:value-type="float" office:value="9">
            <text:p text:style-name="P82">9</text:p>
          </table:table-cell>
          <table:table-cell table:style-name="Πίνακας9.B2" office:value-type="float" office:value="16">
            <text:p text:style-name="P82">16</text:p>
          </table:table-cell>
          <table:table-cell table:style-name="Πίνακας9.B2" office:value-type="float" office:value="25">
            <text:p text:style-name="P82">25</text:p>
          </table:table-cell>
          <table:table-cell table:style-name="Πίνακας9.B2" office:value-type="float" office:value="36">
            <text:p text:style-name="P82">36</text:p>
          </table:table-cell>
          <table:table-cell table:style-name="Πίνακας9.B2" office:value-type="float" office:value="49">
            <text:p text:style-name="P82">49</text:p>
          </table:table-cell>
          <table:table-cell table:style-name="Πίνακας9.B2" office:value-type="float" office:value="64">
            <text:p text:style-name="P82">64</text:p>
          </table:table-cell>
          <table:table-cell table:style-name="Πίνακας9.I2" office:value-type="float" office:value="80">
            <text:p text:style-name="P82">80</text:p>
          </table:table-cell>
        </table:table-row>
        <table:table-row>
          <table:table-cell table:style-name="Πίνακας9.A2" office:value-type="string">
            <text:p text:style-name="P82">840x840</text:p>
          </table:table-cell>
          <table:table-cell table:style-name="Πίνακας9.B3" office:value-type="float" office:value="0.955">
            <text:p text:style-name="P128">0,96</text:p>
          </table:table-cell>
          <table:table-cell table:style-name="Πίνακας9.B3" office:value-type="float" office:value="0.72">
            <text:p text:style-name="P129">0,72</text:p>
          </table:table-cell>
          <table:table-cell table:style-name="Πίνακας9.B3" office:value-type="float" office:value="0.53">
            <text:p text:style-name="P130">0,53</text:p>
          </table:table-cell>
          <table:table-cell table:style-name="Πίνακας9.B3" office:value-type="float" office:value="0.29">
            <text:p text:style-name="P131">0,29</text:p>
          </table:table-cell>
          <table:table-cell table:style-name="Πίνακας9.B3" office:value-type="float" office:value="0.16">
            <text:p text:style-name="P132">0,16</text:p>
          </table:table-cell>
          <table:table-cell table:style-name="Πίνακας9.B3" office:value-type="float" office:value="0.13">
            <text:p text:style-name="P136">0,13</text:p>
          </table:table-cell>
          <table:table-cell table:style-name="Πίνακας9.B3" office:value-type="float" office:value="0.15">
            <text:p text:style-name="P137">0,15</text:p>
          </table:table-cell>
          <table:table-cell table:style-name="Πίνακας9.I3" office:value-type="float" office:value="0.05">
            <text:p text:style-name="P141">0,05</text:p>
          </table:table-cell>
        </table:table-row>
        <table:table-row>
          <table:table-cell table:style-name="Πίνακας9.A2" office:value-type="string">
            <text:p text:style-name="P82">1680x1680</text:p>
          </table:table-cell>
          <table:table-cell table:style-name="Πίνακας9.B3" office:value-type="float" office:value="0.89">
            <text:p text:style-name="P128">0,89</text:p>
          </table:table-cell>
          <table:table-cell table:style-name="Πίνακας9.B3" office:value-type="float" office:value="0.81">
            <text:p text:style-name="P129">0,81</text:p>
          </table:table-cell>
          <table:table-cell table:style-name="Πίνακας9.B3" office:value-type="float" office:value="0.69">
            <text:p text:style-name="P130">0,69</text:p>
          </table:table-cell>
          <table:table-cell table:style-name="Πίνακας9.B3" office:value-type="float" office:value="0.53">
            <text:p text:style-name="P131">0,53</text:p>
          </table:table-cell>
          <table:table-cell table:style-name="Πίνακας9.B3" office:value-type="float" office:value="0.4">
            <text:p text:style-name="P132">0,40</text:p>
          </table:table-cell>
          <table:table-cell table:style-name="Πίνακας9.B3" office:value-type="float" office:value="0.31">
            <text:p text:style-name="P136">0,31</text:p>
          </table:table-cell>
          <table:table-cell table:style-name="Πίνακας9.B3" office:value-type="float" office:value="0.31">
            <text:p text:style-name="P137">0,31</text:p>
          </table:table-cell>
          <table:table-cell table:style-name="Πίνακας9.I3" office:value-type="float" office:value="0.18">
            <text:p text:style-name="P141">0,18</text:p>
          </table:table-cell>
        </table:table-row>
        <table:table-row>
          <table:table-cell table:style-name="Πίνακας9.A2" office:value-type="string">
            <text:p text:style-name="P82">3360x3360</text:p>
          </table:table-cell>
          <table:table-cell table:style-name="Πίνακας9.B3" office:value-type="float" office:value="0.89">
            <text:p text:style-name="P128">0,89</text:p>
          </table:table-cell>
          <table:table-cell table:style-name="Πίνακας9.B3" office:value-type="float" office:value="0.66">
            <text:p text:style-name="P129">0,66</text:p>
          </table:table-cell>
          <table:table-cell table:style-name="Πίνακας9.B3" office:value-type="float" office:value="0.47">
            <text:p text:style-name="P130">0,47</text:p>
          </table:table-cell>
          <table:table-cell table:style-name="Πίνακας9.B3" office:value-type="float" office:value="0.5">
            <text:p text:style-name="P131">0,50</text:p>
          </table:table-cell>
          <table:table-cell table:style-name="Πίνακας9.B3" office:value-type="float" office:value="0.45">
            <text:p text:style-name="P132">0,45</text:p>
          </table:table-cell>
          <table:table-cell table:style-name="Πίνακας9.B3" office:value-type="float" office:value="0.55">
            <text:p text:style-name="P136">0,55</text:p>
          </table:table-cell>
          <table:table-cell table:style-name="Πίνακας9.B3" office:value-type="float" office:value="0.6">
            <text:p text:style-name="P137">0,60</text:p>
          </table:table-cell>
          <table:table-cell table:style-name="Πίνακας9.I3" office:value-type="float" office:value="0.46">
            <text:p text:style-name="P141">0,46</text:p>
          </table:table-cell>
        </table:table-row>
        <table:table-row>
          <table:table-cell table:style-name="Πίνακας9.A2" office:value-type="string">
            <text:p text:style-name="P82">6720x6720</text:p>
          </table:table-cell>
          <table:table-cell table:style-name="Πίνακας9.B3" office:value-type="float" office:value="0.9">
            <text:p text:style-name="P128">0,90</text:p>
          </table:table-cell>
          <table:table-cell table:style-name="Πίνακας9.B3" office:value-type="float" office:value="0.67">
            <text:p text:style-name="P129">0,67</text:p>
          </table:table-cell>
          <table:table-cell table:style-name="Πίνακας9.B3" office:value-type="float" office:value="0.49">
            <text:p text:style-name="P130">0,49</text:p>
          </table:table-cell>
          <table:table-cell table:style-name="Πίνακας9.B3" office:value-type="float" office:value="0.52">
            <text:p text:style-name="P131">0,52</text:p>
          </table:table-cell>
          <table:table-cell table:style-name="Πίνακας9.B3" office:value-type="float" office:value="0.47">
            <text:p text:style-name="P133">0,47</text:p>
          </table:table-cell>
          <table:table-cell table:style-name="Πίνακας9.B3" office:value-type="float" office:value="0.5">
            <text:p text:style-name="P136">0,50</text:p>
          </table:table-cell>
          <table:table-cell table:style-name="Πίνακας9.B3" office:value-type="float" office:value="0.46">
            <text:p text:style-name="P138">0,46</text:p>
          </table:table-cell>
          <table:table-cell table:style-name="Πίνακας9.I3" office:value-type="float" office:value="0.43">
            <text:p text:style-name="P141">0,43</text:p>
          </table:table-cell>
        </table:table-row>
        <table:table-row>
          <table:table-cell table:style-name="Πίνακας9.A2" office:value-type="string">
            <text:p text:style-name="P82">13440x13440</text:p>
          </table:table-cell>
          <table:table-cell table:style-name="Πίνακας9.B3" office:value-type="float" office:value="0.9">
            <text:p text:style-name="P128">0,90</text:p>
          </table:table-cell>
          <table:table-cell table:style-name="Πίνακας9.B3" office:value-type="float" office:value="0.68">
            <text:p text:style-name="P129">0,68</text:p>
          </table:table-cell>
          <table:table-cell table:style-name="Πίνακας9.B3" office:value-type="float" office:value="0.5">
            <text:p text:style-name="P130">0,50</text:p>
          </table:table-cell>
          <table:table-cell table:style-name="Πίνακας9.B3" office:value-type="float" office:value="0.53">
            <text:p text:style-name="P131">0,53</text:p>
          </table:table-cell>
          <table:table-cell table:style-name="Πίνακας9.B3" office:value-type="float" office:value="0.49">
            <text:p text:style-name="P134">0,49</text:p>
          </table:table-cell>
          <table:table-cell table:style-name="Πίνακας9.B3" office:value-type="float" office:value="0.52">
            <text:p text:style-name="P136">0,52</text:p>
          </table:table-cell>
          <table:table-cell table:style-name="Πίνακας9.B3" office:value-type="float" office:value="0.48">
            <text:p text:style-name="P139">0,48</text:p>
          </table:table-cell>
          <table:table-cell table:style-name="Πίνακας9.I3" office:value-type="float" office:value="0.47">
            <text:p text:style-name="P142">0,47</text:p>
          </table:table-cell>
        </table:table-row>
        <table:table-row>
          <table:table-cell table:style-name="Πίνακας9.A2" office:value-type="string">
            <text:p text:style-name="P82">26880x26880</text:p>
          </table:table-cell>
          <table:table-cell table:style-name="Πίνακας9.B3" office:value-type="float" office:value="0.89">
            <text:p text:style-name="P128">0,89</text:p>
          </table:table-cell>
          <table:table-cell table:style-name="Πίνακας9.B3" office:value-type="float" office:value="0.68">
            <text:p text:style-name="P129">0,68</text:p>
          </table:table-cell>
          <table:table-cell table:style-name="Πίνακας9.B3" office:value-type="float" office:value="0.5">
            <text:p text:style-name="P130">0,50</text:p>
          </table:table-cell>
          <table:table-cell table:style-name="Πίνακας9.B3" office:value-type="float" office:value="0.53">
            <text:p text:style-name="P131">0,53</text:p>
          </table:table-cell>
          <table:table-cell table:style-name="Πίνακας9.B3" office:value-type="float" office:value="0.5">
            <text:p text:style-name="P135">0,50</text:p>
          </table:table-cell>
          <table:table-cell table:style-name="Πίνακας9.B3" office:value-type="float" office:value="0.53">
            <text:p text:style-name="P136">0,53</text:p>
          </table:table-cell>
          <table:table-cell table:style-name="Πίνακας9.B3" office:value-type="float" office:value="0.49">
            <text:p text:style-name="P140">0,49</text:p>
          </table:table-cell>
          <table:table-cell table:style-name="Πίνακας9.I3" office:value-type="float" office:value="0.49">
            <text:p text:style-name="P143">0,49</text:p>
          </table:table-cell>
        </table:table-row>
      </table:table>
      <text:p text:style-name="P147"/>
      <text:p text:style-name="P149">Ενδέχεται να είναι <text:span text:style-name="T1">weakly scalable, </text:span><text:span text:style-name="T14">βρες τον ρυθμό με τον οποίον αυξάνονται οι διεργασίες σε κάθε βήμα και δες αν αυτός είναι παρόμοιος με τον ρυθμό που αυξάνεται το πρόβλημα (διπλασιάζεται η μεριά -&gt; τετραπλασιάζεται σε μέγεθος)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30">Β) Με την </text:span><text:span text:style-name="T13">MPI_Allreduce </text:span><text:span text:style-name="T15">απενεργοποιημένη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2:25:24.983000000</meta:creation-date>
    <dc:date>2021-09-28T17:30:09.537000000</dc:date>
    <meta:editing-duration>PT4H15M57S</meta:editing-duration>
    <meta:editing-cycles>173</meta:editing-cycles>
    <meta:generator>LibreOffice/5.3.7.2$Windows_X86_64 LibreOffice_project/6b8ed514a9f8b44d37a1b96673cbbdd077e24059</meta:generator>
    <meta:document-statistic meta:table-count="9" meta:image-count="0" meta:object-count="0" meta:page-count="3" meta:paragraph-count="321" meta:word-count="640" meta:character-count="3602" meta:non-whitespace-character-count="3276"/>
  </office:meta>
</office:document-meta>
</file>